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Rollefordeling.C1">
          <table:error-message table:message-type="stop" table:display="true"/>
        </table:content-validation>
        <table:content-validation table:name="val2" table:condition="of:cell-content-is-in-list(&quot;Stor&quot;;&quot;Lille&quot;)" table:allow-empty-cell="true" table:display-list="unsorted" table:base-cell-address="Rollefordeling.C2">
          <table:error-message table:message-type="stop" table:display="true"/>
        </table:content-validation>
        <table:content-validation table:name="val3" table:condition="of:cell-content-is-in-list(&quot;sang&quot;;&quot;sketch&quot;)" table:allow-empty-cell="true" table:display-list="unsorted" table:base-cell-address="Rollefordeling.D2">
          <table:error-message table:message-type="stop" table:display="true"/>
        </table:content-validation>
        <table:content-validation table:name="val4" table:condition="of:cell-content-is-in-list([$Revyister.$A$3:.$A$1001])" table:allow-empty-cell="true" table:display-list="sort-ascending" table:base-cell-address="Rollefordeling.E2">
          <table:error-message table:message-type="stop" table:display="true"/>
        </table:content-validation>
      </table:content-validations>
      <table:table table:name="Rolleforde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Rollenavn</text:p>
          </table:table-cell>
          <table:table-cell table:style-name="ce1" table:content-validation-name="val1" office:value-type="string" calcext:value-type="string">
            <text:p>Str.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office:value-type="string" calcext:value-type="string">
            <text:p>Revyis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in lydtest</text:p>
          </table:table-cell>
          <table:table-cell office:value-type="string" calcext:value-type="string">
            <text:p>Popmand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 office:value-type="string" calcext:value-type="string">
            <text:p>Poul</text:p>
          </table:table-cell>
          <table:table-cell table:formula="of:=[.C2]&amp;&quot; &quot;&amp;[.D2]&amp;&quot;,&quot;&amp;[.E2]" office:value-type="string" office:string-value="Stor Sang,Poul" calcext:value-type="string">
            <text:p>Stor Sang,Pou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 lydtest</text:p>
          </table:table-cell>
          <table:table-cell office:value-type="string" calcext:value-type="string">
            <text:p>Danser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 office:value-type="string" calcext:value-type="string">
            <text:p>Diana</text:p>
          </table:table-cell>
          <table:table-cell table:formula="of:=[.C3]&amp;&quot; &quot;&amp;[.D3]&amp;&quot;,&quot;&amp;[.E3]" office:value-type="string" office:string-value="Stor Sang,Diana" calcext:value-type="string">
            <text:p>Stor Sang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 lydtest</text:p>
          </table:table-cell>
          <table:table-cell office:value-type="string" calcext:value-type="string">
            <text:p>Destruktør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ang</text:p>
          </table:table-cell>
          <table:table-cell table:content-validation-name="val4" office:value-type="string" calcext:value-type="string">
            <text:p>FUNS</text:p>
          </table:table-cell>
          <table:table-cell table:formula="of:=[.C4]&amp;&quot; &quot;&amp;[.D4]&amp;&quot;,&quot;&amp;[.E4]" office:value-type="string" office:string-value="Lille Sang,FUNS" calcext:value-type="string">
            <text:p>Lille Sang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Mand, der er til fest (A)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 office:value-type="string" calcext:value-type="string">
            <text:p>Aske</text:p>
          </table:table-cell>
          <table:table-cell table:formula="of:=[.C5]&amp;&quot; &quot;&amp;[.D5]&amp;&quot;,&quot;&amp;[.E5]" office:value-type="string" office:string-value="Stor Sang,Aske" calcext:value-type="string">
            <text:p>Stor Sang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1 (D1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6]&amp;&quot; &quot;&amp;[.D6]&amp;&quot;,&quot;&amp;[.E6]" office:value-type="string" office:string-value="Lille Sketch,Bastian" calcext:value-type="string">
            <text:p>Lille Sketch,Bast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2 (D2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7]&amp;&quot; &quot;&amp;[.D7]&amp;&quot;,&quot;&amp;[.E7]" office:value-type="string" office:string-value="Lille Sketch," calcext:value-type="string">
            <text:p>Lille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3 (D3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8]&amp;&quot; &quot;&amp;[.D8]&amp;&quot;,&quot;&amp;[.E8]" office:value-type="string" office:string-value="Lille Sketch," calcext:value-type="string">
            <text:p>Lille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4 (D4)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9]&amp;&quot; &quot;&amp;[.D9]&amp;&quot;,&quot;&amp;[.E9]" office:value-type="string" office:string-value="Lille Sketch," calcext:value-type="string">
            <text:p>Lille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 A A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10]&amp;&quot; &quot;&amp;[.D10]&amp;&quot;,&quot;&amp;[.E10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 B 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11]&amp;&quot; &quot;&amp;[.D11]&amp;&quot;,&quot;&amp;[.E11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 C C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12]&amp;&quot; &quot;&amp;[.D12]&amp;&quot;,&quot;&amp;[.E12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 D D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ang</text:p>
          </table:table-cell>
          <table:table-cell table:content-validation-name="val4"/>
          <table:table-cell table:formula="of:=[.C13]&amp;&quot; &quot;&amp;[.D13]&amp;&quot;,&quot;&amp;[.E13]" office:value-type="string" office:string-value="Stor Sang," calcext:value-type="string">
            <text:p>Stor Sang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A] Alice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4]&amp;&quot; &quot;&amp;[.D14]&amp;&quot;,&quot;&amp;[.E14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B] Bo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5]&amp;&quot; &quot;&amp;[.D15]&amp;&quot;,&quot;&amp;[.E15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E] Eve (eksamensvagt)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6]&amp;&quot; &quot;&amp;[.D16]&amp;&quot;,&quot;&amp;[.E16]" office:value-type="string" office:string-value="Stor Sketch," calcext:value-type="string">
            <text:p>Stor Sketch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[S] Speaker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Sketch</text:p>
          </table:table-cell>
          <table:table-cell table:content-validation-name="val4"/>
          <table:table-cell table:formula="of:=[.C17]&amp;&quot; &quot;&amp;[.D17]&amp;&quot;,&quot;&amp;[.E17]" office:value-type="string" office:string-value="Lille Sketch," calcext:value-type="string">
            <text:p>Lille Sketch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8]&amp;&quot; &quot;&amp;[.D18]&amp;&quot;,&quot;&amp;[.E1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9]&amp;&quot; &quot;&amp;[.D19]&amp;&quot;,&quot;&amp;[.E1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0]&amp;&quot; &quot;&amp;[.D20]&amp;&quot;,&quot;&amp;[.E2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1]&amp;&quot; &quot;&amp;[.D21]&amp;&quot;,&quot;&amp;[.E2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2]&amp;&quot; &quot;&amp;[.D22]&amp;&quot;,&quot;&amp;[.E2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3]&amp;&quot; &quot;&amp;[.D23]&amp;&quot;,&quot;&amp;[.E2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4]&amp;&quot; &quot;&amp;[.D24]&amp;&quot;,&quot;&amp;[.E2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5]&amp;&quot; &quot;&amp;[.D25]&amp;&quot;,&quot;&amp;[.E2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6]&amp;&quot; &quot;&amp;[.D26]&amp;&quot;,&quot;&amp;[.E2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7]&amp;&quot; &quot;&amp;[.D27]&amp;&quot;,&quot;&amp;[.E2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8]&amp;&quot; &quot;&amp;[.D28]&amp;&quot;,&quot;&amp;[.E2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29]&amp;&quot; &quot;&amp;[.D29]&amp;&quot;,&quot;&amp;[.E2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0]&amp;&quot; &quot;&amp;[.D30]&amp;&quot;,&quot;&amp;[.E3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1]&amp;&quot; &quot;&amp;[.D31]&amp;&quot;,&quot;&amp;[.E3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2]&amp;&quot; &quot;&amp;[.D32]&amp;&quot;,&quot;&amp;[.E3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3]&amp;&quot; &quot;&amp;[.D33]&amp;&quot;,&quot;&amp;[.E3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4]&amp;&quot; &quot;&amp;[.D34]&amp;&quot;,&quot;&amp;[.E3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5]&amp;&quot; &quot;&amp;[.D35]&amp;&quot;,&quot;&amp;[.E3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6]&amp;&quot; &quot;&amp;[.D36]&amp;&quot;,&quot;&amp;[.E3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7]&amp;&quot; &quot;&amp;[.D37]&amp;&quot;,&quot;&amp;[.E3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8]&amp;&quot; &quot;&amp;[.D38]&amp;&quot;,&quot;&amp;[.E3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39]&amp;&quot; &quot;&amp;[.D39]&amp;&quot;,&quot;&amp;[.E3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0]&amp;&quot; &quot;&amp;[.D40]&amp;&quot;,&quot;&amp;[.E4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1]&amp;&quot; &quot;&amp;[.D41]&amp;&quot;,&quot;&amp;[.E4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2]&amp;&quot; &quot;&amp;[.D42]&amp;&quot;,&quot;&amp;[.E4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3]&amp;&quot; &quot;&amp;[.D43]&amp;&quot;,&quot;&amp;[.E4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4]&amp;&quot; &quot;&amp;[.D44]&amp;&quot;,&quot;&amp;[.E4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5]&amp;&quot; &quot;&amp;[.D45]&amp;&quot;,&quot;&amp;[.E4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6]&amp;&quot; &quot;&amp;[.D46]&amp;&quot;,&quot;&amp;[.E4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7]&amp;&quot; &quot;&amp;[.D47]&amp;&quot;,&quot;&amp;[.E4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8]&amp;&quot; &quot;&amp;[.D48]&amp;&quot;,&quot;&amp;[.E4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49]&amp;&quot; &quot;&amp;[.D49]&amp;&quot;,&quot;&amp;[.E4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0]&amp;&quot; &quot;&amp;[.D50]&amp;&quot;,&quot;&amp;[.E5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1]&amp;&quot; &quot;&amp;[.D51]&amp;&quot;,&quot;&amp;[.E5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2]&amp;&quot; &quot;&amp;[.D52]&amp;&quot;,&quot;&amp;[.E5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3]&amp;&quot; &quot;&amp;[.D53]&amp;&quot;,&quot;&amp;[.E5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4]&amp;&quot; &quot;&amp;[.D54]&amp;&quot;,&quot;&amp;[.E5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5]&amp;&quot; &quot;&amp;[.D55]&amp;&quot;,&quot;&amp;[.E5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6]&amp;&quot; &quot;&amp;[.D56]&amp;&quot;,&quot;&amp;[.E5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7]&amp;&quot; &quot;&amp;[.D57]&amp;&quot;,&quot;&amp;[.E5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8]&amp;&quot; &quot;&amp;[.D58]&amp;&quot;,&quot;&amp;[.E5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59]&amp;&quot; &quot;&amp;[.D59]&amp;&quot;,&quot;&amp;[.E5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0]&amp;&quot; &quot;&amp;[.D60]&amp;&quot;,&quot;&amp;[.E6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1]&amp;&quot; &quot;&amp;[.D61]&amp;&quot;,&quot;&amp;[.E6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2]&amp;&quot; &quot;&amp;[.D62]&amp;&quot;,&quot;&amp;[.E6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3]&amp;&quot; &quot;&amp;[.D63]&amp;&quot;,&quot;&amp;[.E6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4]&amp;&quot; &quot;&amp;[.D64]&amp;&quot;,&quot;&amp;[.E6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5]&amp;&quot; &quot;&amp;[.D65]&amp;&quot;,&quot;&amp;[.E6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6]&amp;&quot; &quot;&amp;[.D66]&amp;&quot;,&quot;&amp;[.E6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7]&amp;&quot; &quot;&amp;[.D67]&amp;&quot;,&quot;&amp;[.E6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8]&amp;&quot; &quot;&amp;[.D68]&amp;&quot;,&quot;&amp;[.E6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69]&amp;&quot; &quot;&amp;[.D69]&amp;&quot;,&quot;&amp;[.E6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0]&amp;&quot; &quot;&amp;[.D70]&amp;&quot;,&quot;&amp;[.E7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1]&amp;&quot; &quot;&amp;[.D71]&amp;&quot;,&quot;&amp;[.E7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2]&amp;&quot; &quot;&amp;[.D72]&amp;&quot;,&quot;&amp;[.E7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3]&amp;&quot; &quot;&amp;[.D73]&amp;&quot;,&quot;&amp;[.E7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4]&amp;&quot; &quot;&amp;[.D74]&amp;&quot;,&quot;&amp;[.E7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5]&amp;&quot; &quot;&amp;[.D75]&amp;&quot;,&quot;&amp;[.E7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6]&amp;&quot; &quot;&amp;[.D76]&amp;&quot;,&quot;&amp;[.E7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7]&amp;&quot; &quot;&amp;[.D77]&amp;&quot;,&quot;&amp;[.E7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8]&amp;&quot; &quot;&amp;[.D78]&amp;&quot;,&quot;&amp;[.E7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79]&amp;&quot; &quot;&amp;[.D79]&amp;&quot;,&quot;&amp;[.E7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0]&amp;&quot; &quot;&amp;[.D80]&amp;&quot;,&quot;&amp;[.E8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1]&amp;&quot; &quot;&amp;[.D81]&amp;&quot;,&quot;&amp;[.E8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2]&amp;&quot; &quot;&amp;[.D82]&amp;&quot;,&quot;&amp;[.E8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3]&amp;&quot; &quot;&amp;[.D83]&amp;&quot;,&quot;&amp;[.E8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4]&amp;&quot; &quot;&amp;[.D84]&amp;&quot;,&quot;&amp;[.E8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5]&amp;&quot; &quot;&amp;[.D85]&amp;&quot;,&quot;&amp;[.E8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6]&amp;&quot; &quot;&amp;[.D86]&amp;&quot;,&quot;&amp;[.E8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7]&amp;&quot; &quot;&amp;[.D87]&amp;&quot;,&quot;&amp;[.E8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8]&amp;&quot; &quot;&amp;[.D88]&amp;&quot;,&quot;&amp;[.E8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89]&amp;&quot; &quot;&amp;[.D89]&amp;&quot;,&quot;&amp;[.E8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0]&amp;&quot; &quot;&amp;[.D90]&amp;&quot;,&quot;&amp;[.E9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1]&amp;&quot; &quot;&amp;[.D91]&amp;&quot;,&quot;&amp;[.E9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2]&amp;&quot; &quot;&amp;[.D92]&amp;&quot;,&quot;&amp;[.E9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3]&amp;&quot; &quot;&amp;[.D93]&amp;&quot;,&quot;&amp;[.E9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4]&amp;&quot; &quot;&amp;[.D94]&amp;&quot;,&quot;&amp;[.E9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5]&amp;&quot; &quot;&amp;[.D95]&amp;&quot;,&quot;&amp;[.E9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6]&amp;&quot; &quot;&amp;[.D96]&amp;&quot;,&quot;&amp;[.E9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7]&amp;&quot; &quot;&amp;[.D97]&amp;&quot;,&quot;&amp;[.E9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8]&amp;&quot; &quot;&amp;[.D98]&amp;&quot;,&quot;&amp;[.E9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99]&amp;&quot; &quot;&amp;[.D99]&amp;&quot;,&quot;&amp;[.E9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0]&amp;&quot; &quot;&amp;[.D100]&amp;&quot;,&quot;&amp;[.E10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1]&amp;&quot; &quot;&amp;[.D101]&amp;&quot;,&quot;&amp;[.E10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2]&amp;&quot; &quot;&amp;[.D102]&amp;&quot;,&quot;&amp;[.E10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3]&amp;&quot; &quot;&amp;[.D103]&amp;&quot;,&quot;&amp;[.E10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4]&amp;&quot; &quot;&amp;[.D104]&amp;&quot;,&quot;&amp;[.E10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5]&amp;&quot; &quot;&amp;[.D105]&amp;&quot;,&quot;&amp;[.E10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6]&amp;&quot; &quot;&amp;[.D106]&amp;&quot;,&quot;&amp;[.E10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7]&amp;&quot; &quot;&amp;[.D107]&amp;&quot;,&quot;&amp;[.E10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8]&amp;&quot; &quot;&amp;[.D108]&amp;&quot;,&quot;&amp;[.E10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09]&amp;&quot; &quot;&amp;[.D109]&amp;&quot;,&quot;&amp;[.E10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0]&amp;&quot; &quot;&amp;[.D110]&amp;&quot;,&quot;&amp;[.E11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1]&amp;&quot; &quot;&amp;[.D111]&amp;&quot;,&quot;&amp;[.E11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2]&amp;&quot; &quot;&amp;[.D112]&amp;&quot;,&quot;&amp;[.E11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3]&amp;&quot; &quot;&amp;[.D113]&amp;&quot;,&quot;&amp;[.E11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4]&amp;&quot; &quot;&amp;[.D114]&amp;&quot;,&quot;&amp;[.E11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5]&amp;&quot; &quot;&amp;[.D115]&amp;&quot;,&quot;&amp;[.E11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6]&amp;&quot; &quot;&amp;[.D116]&amp;&quot;,&quot;&amp;[.E11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7]&amp;&quot; &quot;&amp;[.D117]&amp;&quot;,&quot;&amp;[.E11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8]&amp;&quot; &quot;&amp;[.D118]&amp;&quot;,&quot;&amp;[.E11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19]&amp;&quot; &quot;&amp;[.D119]&amp;&quot;,&quot;&amp;[.E11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0]&amp;&quot; &quot;&amp;[.D120]&amp;&quot;,&quot;&amp;[.E12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1]&amp;&quot; &quot;&amp;[.D121]&amp;&quot;,&quot;&amp;[.E12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2]&amp;&quot; &quot;&amp;[.D122]&amp;&quot;,&quot;&amp;[.E12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3]&amp;&quot; &quot;&amp;[.D123]&amp;&quot;,&quot;&amp;[.E12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4]&amp;&quot; &quot;&amp;[.D124]&amp;&quot;,&quot;&amp;[.E12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5]&amp;&quot; &quot;&amp;[.D125]&amp;&quot;,&quot;&amp;[.E12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6]&amp;&quot; &quot;&amp;[.D126]&amp;&quot;,&quot;&amp;[.E12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7]&amp;&quot; &quot;&amp;[.D127]&amp;&quot;,&quot;&amp;[.E12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8]&amp;&quot; &quot;&amp;[.D128]&amp;&quot;,&quot;&amp;[.E12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29]&amp;&quot; &quot;&amp;[.D129]&amp;&quot;,&quot;&amp;[.E12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0]&amp;&quot; &quot;&amp;[.D130]&amp;&quot;,&quot;&amp;[.E13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1]&amp;&quot; &quot;&amp;[.D131]&amp;&quot;,&quot;&amp;[.E13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2]&amp;&quot; &quot;&amp;[.D132]&amp;&quot;,&quot;&amp;[.E13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3]&amp;&quot; &quot;&amp;[.D133]&amp;&quot;,&quot;&amp;[.E13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4]&amp;&quot; &quot;&amp;[.D134]&amp;&quot;,&quot;&amp;[.E13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5]&amp;&quot; &quot;&amp;[.D135]&amp;&quot;,&quot;&amp;[.E13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6]&amp;&quot; &quot;&amp;[.D136]&amp;&quot;,&quot;&amp;[.E13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7]&amp;&quot; &quot;&amp;[.D137]&amp;&quot;,&quot;&amp;[.E13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8]&amp;&quot; &quot;&amp;[.D138]&amp;&quot;,&quot;&amp;[.E13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39]&amp;&quot; &quot;&amp;[.D139]&amp;&quot;,&quot;&amp;[.E13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0]&amp;&quot; &quot;&amp;[.D140]&amp;&quot;,&quot;&amp;[.E14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1]&amp;&quot; &quot;&amp;[.D141]&amp;&quot;,&quot;&amp;[.E14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2]&amp;&quot; &quot;&amp;[.D142]&amp;&quot;,&quot;&amp;[.E14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3]&amp;&quot; &quot;&amp;[.D143]&amp;&quot;,&quot;&amp;[.E14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4]&amp;&quot; &quot;&amp;[.D144]&amp;&quot;,&quot;&amp;[.E14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5]&amp;&quot; &quot;&amp;[.D145]&amp;&quot;,&quot;&amp;[.E14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6]&amp;&quot; &quot;&amp;[.D146]&amp;&quot;,&quot;&amp;[.E14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7]&amp;&quot; &quot;&amp;[.D147]&amp;&quot;,&quot;&amp;[.E147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8]&amp;&quot; &quot;&amp;[.D148]&amp;&quot;,&quot;&amp;[.E148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49]&amp;&quot; &quot;&amp;[.D149]&amp;&quot;,&quot;&amp;[.E149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0]&amp;&quot; &quot;&amp;[.D150]&amp;&quot;,&quot;&amp;[.E150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1]&amp;&quot; &quot;&amp;[.D151]&amp;&quot;,&quot;&amp;[.E151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2]&amp;&quot; &quot;&amp;[.D152]&amp;&quot;,&quot;&amp;[.E152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3]&amp;&quot; &quot;&amp;[.D153]&amp;&quot;,&quot;&amp;[.E153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4]&amp;&quot; &quot;&amp;[.D154]&amp;&quot;,&quot;&amp;[.E154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5]&amp;&quot; &quot;&amp;[.D155]&amp;&quot;,&quot;&amp;[.E155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formula="of:=[.C156]&amp;&quot; &quot;&amp;[.D156]&amp;&quot;,&quot;&amp;[.E156]" office:value-type="string" office:string-value=" ," calcext:value-type="string">
            <text:p><text:s/>,</text:p>
          </table:table-cell>
          <table:table-cell table:number-columns-repeated="1018"/>
        </table:table-row>
        <table:table-row table:style-name="ro1" table:number-rows-repeated="1048419">
          <table:table-cell table:number-columns-repeated="2"/>
          <table:table-cell table:content-validation-name="val2"/>
          <table:table-cell table:content-validation-name="val3"/>
          <table:table-cell table:number-columns-repeated="1020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number-columns-repeated="1020"/>
        </table:table-row>
      </table:table>
      <table:table table:name="Revyister" table:style-name="ta1">
        <office:forms form:automatic-focus="false" form:apply-design-mode="false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formula="of:=IF( SUM([.B3:.E1000])&lt;&gt;COUNTA([Rollefordeling.A2:.A1000]); &quot;Fejl! &quot; &amp; SUM([.B3:.E1000]) &amp; &quot; ≠ &quot; &amp; COUNTA([Rollefordeling.A2:.A1000]); SUM([.B4:.E1000]) &amp; &quot;/&quot; &amp; COUNTA([Rollefordeling.A2:.A1000]) &amp; &quot; fordelt&quot;)" office:value-type="string" office:string-value="5/16 fordelt" calcext:value-type="string">
            <text:p>5/16 fordelt</text:p>
          </table:table-cell>
          <table:table-cell/>
          <table:table-cell table:formula="of:=IF([Rollefordeling.G2]&lt;&gt;&quot; &quot;;&quot;Fejl! Du har slettet magiske formler&quot;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vyist</text:p>
          </table:table-cell>
          <table:table-cell table:style-name="ce1" office:value-type="string" calcext:value-type="string">
            <text:p>Stor sketch</text:p>
          </table:table-cell>
          <table:table-cell table:style-name="ce1" office:value-type="string" calcext:value-type="string">
            <text:p>Lille sketch</text:p>
          </table:table-cell>
          <table:table-cell table:style-name="ce1" office:value-type="string" calcext:value-type="string">
            <text:p>Stor sang</text:p>
          </table:table-cell>
          <table:table-cell table:style-name="ce1" office:value-type="string" calcext:value-type="string">
            <text:p>Lille sang</text:p>
          </table:table-cell>
        </table:table-row>
        <table:table-row table:style-name="ro1">
          <table:table-cell/>
          <table:table-cell table:style-name="ce1" table:formula="of:=COUNTIF([Rollefordeling.$F$2:.$F$1001]; [.B$2]&amp;&quot;,&quot;&amp;[.$A3])" office:value-type="float" office:value="3" calcext:value-type="float">
            <text:p>3</text:p>
          </table:table-cell>
          <table:table-cell table:style-name="ce1" table:formula="of:=COUNTIF([Rollefordeling.$F$2:.$F$1001]; [.C$2]&amp;&quot;,&quot;&amp;[.$A3])" office:value-type="float" office:value="4" calcext:value-type="float">
            <text:p>4</text:p>
          </table:table-cell>
          <table:table-cell table:style-name="ce1" table:formula="of:=COUNTIF([Rollefordeling.$F$2:.$F$1001]; [.D$2]&amp;&quot;,&quot;&amp;[.$A3])" office:value-type="float" office:value="4" calcext:value-type="float">
            <text:p>4</text:p>
          </table:table-cell>
          <table:table-cell table:style-name="ce1" table:formula="of:=COUNTIF([Rollefordeling.$F$2:.$F$1001]; [.E$2]&amp;&quot;,&quot;&amp;[.$A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s</text:p>
          </table:table-cell>
          <table:table-cell table:formula="of:=IF([.A4]&lt;&gt;&quot;&quot;;COUNTIF([Rollefordeling.$F$2:.$F$1001]; [.B$2]&amp;&quot;,&quot;&amp;[.$A4]);&quot;&quot;)" office:value-type="float" office:value="0" calcext:value-type="float">
            <text:p>0</text:p>
          </table:table-cell>
          <table:table-cell table:formula="of:=IF([.B4]&lt;&gt;&quot;&quot;;COUNTIF([Rollefordeling.$F$2:.$F$1001]; [.C$2]&amp;&quot;,&quot;&amp;[.$A4]);&quot;&quot;)" office:value-type="float" office:value="0" calcext:value-type="float">
            <text:p>0</text:p>
          </table:table-cell>
          <table:table-cell table:formula="of:=IF([.C4]&lt;&gt;&quot;&quot;;COUNTIF([Rollefordeling.$F$2:.$F$1001]; [.D$2]&amp;&quot;,&quot;&amp;[.$A4]);&quot;&quot;)" office:value-type="float" office:value="0" calcext:value-type="float">
            <text:p>0</text:p>
          </table:table-cell>
          <table:table-cell table:formula="of:=IF([.D4]&lt;&gt;&quot;&quot;;COUNTIF([Rollefordeling.$F$2:.$F$1001]; [.E$2]&amp;&quot;,&quot;&amp;[.$A4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ke</text:p>
          </table:table-cell>
          <table:table-cell table:formula="of:=IF([.A5]&lt;&gt;&quot;&quot;;COUNTIF([Rollefordeling.$F$2:.$F$1001]; [.B$2]&amp;&quot;,&quot;&amp;[.$A5]);&quot;&quot;)" office:value-type="float" office:value="0" calcext:value-type="float">
            <text:p>0</text:p>
          </table:table-cell>
          <table:table-cell table:formula="of:=IF([.B5]&lt;&gt;&quot;&quot;;COUNTIF([Rollefordeling.$F$2:.$F$1001]; [.C$2]&amp;&quot;,&quot;&amp;[.$A5]);&quot;&quot;)" office:value-type="float" office:value="0" calcext:value-type="float">
            <text:p>0</text:p>
          </table:table-cell>
          <table:table-cell table:formula="of:=IF([.C5]&lt;&gt;&quot;&quot;;COUNTIF([Rollefordeling.$F$2:.$F$1001]; [.D$2]&amp;&quot;,&quot;&amp;[.$A5]);&quot;&quot;)" office:value-type="float" office:value="1" calcext:value-type="float">
            <text:p>1</text:p>
          </table:table-cell>
          <table:table-cell table:formula="of:=IF([.D5]&lt;&gt;&quot;&quot;;COUNTIF([Rollefordeling.$F$2:.$F$1001]; [.E$2]&amp;&quot;,&quot;&amp;[.$A5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table:formula="of:=IF([.A6]&lt;&gt;&quot;&quot;;COUNTIF([Rollefordeling.$F$2:.$F$1001]; [.B$2]&amp;&quot;,&quot;&amp;[.$A6]);&quot;&quot;)" office:value-type="float" office:value="0" calcext:value-type="float">
            <text:p>0</text:p>
          </table:table-cell>
          <table:table-cell table:formula="of:=IF([.B6]&lt;&gt;&quot;&quot;;COUNTIF([Rollefordeling.$F$2:.$F$1001]; [.C$2]&amp;&quot;,&quot;&amp;[.$A6]);&quot;&quot;)" office:value-type="float" office:value="1" calcext:value-type="float">
            <text:p>1</text:p>
          </table:table-cell>
          <table:table-cell table:formula="of:=IF([.C6]&lt;&gt;&quot;&quot;;COUNTIF([Rollefordeling.$F$2:.$F$1001]; [.D$2]&amp;&quot;,&quot;&amp;[.$A6]);&quot;&quot;)" office:value-type="float" office:value="0" calcext:value-type="float">
            <text:p>0</text:p>
          </table:table-cell>
          <table:table-cell table:formula="of:=IF([.D6]&lt;&gt;&quot;&quot;;COUNTIF([Rollefordeling.$F$2:.$F$1001]; [.E$2]&amp;&quot;,&quot;&amp;[.$A6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table:formula="of:=IF([.A7]&lt;&gt;&quot;&quot;;COUNTIF([Rollefordeling.$F$2:.$F$1001]; [.B$2]&amp;&quot;,&quot;&amp;[.$A7]);&quot;&quot;)" office:value-type="float" office:value="0" calcext:value-type="float">
            <text:p>0</text:p>
          </table:table-cell>
          <table:table-cell table:formula="of:=IF([.B7]&lt;&gt;&quot;&quot;;COUNTIF([Rollefordeling.$F$2:.$F$1001]; [.C$2]&amp;&quot;,&quot;&amp;[.$A7]);&quot;&quot;)" office:value-type="float" office:value="0" calcext:value-type="float">
            <text:p>0</text:p>
          </table:table-cell>
          <table:table-cell table:formula="of:=IF([.C7]&lt;&gt;&quot;&quot;;COUNTIF([Rollefordeling.$F$2:.$F$1001]; [.D$2]&amp;&quot;,&quot;&amp;[.$A7]);&quot;&quot;)" office:value-type="float" office:value="0" calcext:value-type="float">
            <text:p>0</text:p>
          </table:table-cell>
          <table:table-cell table:formula="of:=IF([.D7]&lt;&gt;&quot;&quot;;COUNTIF([Rollefordeling.$F$2:.$F$1001]; [.E$2]&amp;&quot;,&quot;&amp;[.$A7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cilie</text:p>
          </table:table-cell>
          <table:table-cell table:formula="of:=IF([.A8]&lt;&gt;&quot;&quot;;COUNTIF([Rollefordeling.$F$2:.$F$1001]; [.B$2]&amp;&quot;,&quot;&amp;[.$A8]);&quot;&quot;)" office:value-type="float" office:value="0" calcext:value-type="float">
            <text:p>0</text:p>
          </table:table-cell>
          <table:table-cell table:formula="of:=IF([.B8]&lt;&gt;&quot;&quot;;COUNTIF([Rollefordeling.$F$2:.$F$1001]; [.C$2]&amp;&quot;,&quot;&amp;[.$A8]);&quot;&quot;)" office:value-type="float" office:value="0" calcext:value-type="float">
            <text:p>0</text:p>
          </table:table-cell>
          <table:table-cell table:formula="of:=IF([.C8]&lt;&gt;&quot;&quot;;COUNTIF([Rollefordeling.$F$2:.$F$1001]; [.D$2]&amp;&quot;,&quot;&amp;[.$A8]);&quot;&quot;)" office:value-type="float" office:value="0" calcext:value-type="float">
            <text:p>0</text:p>
          </table:table-cell>
          <table:table-cell table:formula="of:=IF([.D8]&lt;&gt;&quot;&quot;;COUNTIF([Rollefordeling.$F$2:.$F$1001]; [.E$2]&amp;&quot;,&quot;&amp;[.$A8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table:formula="of:=IF([.A9]&lt;&gt;&quot;&quot;;COUNTIF([Rollefordeling.$F$2:.$F$1001]; [.B$2]&amp;&quot;,&quot;&amp;[.$A9]);&quot;&quot;)" office:value-type="float" office:value="0" calcext:value-type="float">
            <text:p>0</text:p>
          </table:table-cell>
          <table:table-cell table:formula="of:=IF([.B9]&lt;&gt;&quot;&quot;;COUNTIF([Rollefordeling.$F$2:.$F$1001]; [.C$2]&amp;&quot;,&quot;&amp;[.$A9]);&quot;&quot;)" office:value-type="float" office:value="0" calcext:value-type="float">
            <text:p>0</text:p>
          </table:table-cell>
          <table:table-cell table:formula="of:=IF([.C9]&lt;&gt;&quot;&quot;;COUNTIF([Rollefordeling.$F$2:.$F$1001]; [.D$2]&amp;&quot;,&quot;&amp;[.$A9]);&quot;&quot;)" office:value-type="float" office:value="1" calcext:value-type="float">
            <text:p>1</text:p>
          </table:table-cell>
          <table:table-cell table:formula="of:=IF([.D9]&lt;&gt;&quot;&quot;;COUNTIF([Rollefordeling.$F$2:.$F$1001]; [.E$2]&amp;&quot;,&quot;&amp;[.$A9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derik</text:p>
          </table:table-cell>
          <table:table-cell table:formula="of:=IF([.A10]&lt;&gt;&quot;&quot;;COUNTIF([Rollefordeling.$F$2:.$F$1001]; [.B$2]&amp;&quot;,&quot;&amp;[.$A10]);&quot;&quot;)" office:value-type="float" office:value="0" calcext:value-type="float">
            <text:p>0</text:p>
          </table:table-cell>
          <table:table-cell table:formula="of:=IF([.B10]&lt;&gt;&quot;&quot;;COUNTIF([Rollefordeling.$F$2:.$F$1001]; [.C$2]&amp;&quot;,&quot;&amp;[.$A10]);&quot;&quot;)" office:value-type="float" office:value="0" calcext:value-type="float">
            <text:p>0</text:p>
          </table:table-cell>
          <table:table-cell table:formula="of:=IF([.C10]&lt;&gt;&quot;&quot;;COUNTIF([Rollefordeling.$F$2:.$F$1001]; [.D$2]&amp;&quot;,&quot;&amp;[.$A10]);&quot;&quot;)" office:value-type="float" office:value="0" calcext:value-type="float">
            <text:p>0</text:p>
          </table:table-cell>
          <table:table-cell table:formula="of:=IF([.D10]&lt;&gt;&quot;&quot;;COUNTIF([Rollefordeling.$F$2:.$F$1001]; [.E$2]&amp;&quot;,&quot;&amp;[.$A10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table:formula="of:=IF([.A11]&lt;&gt;&quot;&quot;;COUNTIF([Rollefordeling.$F$2:.$F$1001]; [.B$2]&amp;&quot;,&quot;&amp;[.$A11]);&quot;&quot;)" office:value-type="float" office:value="0" calcext:value-type="float">
            <text:p>0</text:p>
          </table:table-cell>
          <table:table-cell table:formula="of:=IF([.B11]&lt;&gt;&quot;&quot;;COUNTIF([Rollefordeling.$F$2:.$F$1001]; [.C$2]&amp;&quot;,&quot;&amp;[.$A11]);&quot;&quot;)" office:value-type="float" office:value="0" calcext:value-type="float">
            <text:p>0</text:p>
          </table:table-cell>
          <table:table-cell table:formula="of:=IF([.C11]&lt;&gt;&quot;&quot;;COUNTIF([Rollefordeling.$F$2:.$F$1001]; [.D$2]&amp;&quot;,&quot;&amp;[.$A11]);&quot;&quot;)" office:value-type="float" office:value="0" calcext:value-type="float">
            <text:p>0</text:p>
          </table:table-cell>
          <table:table-cell table:formula="of:=IF([.D11]&lt;&gt;&quot;&quot;;COUNTIF([Rollefordeling.$F$2:.$F$1001]; [.E$2]&amp;&quot;,&quot;&amp;[.$A11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HR</text:p>
          </table:table-cell>
          <table:table-cell table:formula="of:=IF([.A12]&lt;&gt;&quot;&quot;;COUNTIF([Rollefordeling.$F$2:.$F$1001]; [.B$2]&amp;&quot;,&quot;&amp;[.$A12]);&quot;&quot;)" office:value-type="float" office:value="0" calcext:value-type="float">
            <text:p>0</text:p>
          </table:table-cell>
          <table:table-cell table:formula="of:=IF([.B12]&lt;&gt;&quot;&quot;;COUNTIF([Rollefordeling.$F$2:.$F$1001]; [.C$2]&amp;&quot;,&quot;&amp;[.$A12]);&quot;&quot;)" office:value-type="float" office:value="0" calcext:value-type="float">
            <text:p>0</text:p>
          </table:table-cell>
          <table:table-cell table:formula="of:=IF([.C12]&lt;&gt;&quot;&quot;;COUNTIF([Rollefordeling.$F$2:.$F$1001]; [.D$2]&amp;&quot;,&quot;&amp;[.$A12]);&quot;&quot;)" office:value-type="float" office:value="0" calcext:value-type="float">
            <text:p>0</text:p>
          </table:table-cell>
          <table:table-cell table:formula="of:=IF([.D12]&lt;&gt;&quot;&quot;;COUNTIF([Rollefordeling.$F$2:.$F$1001]; [.E$2]&amp;&quot;,&quot;&amp;[.$A12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S</text:p>
          </table:table-cell>
          <table:table-cell table:formula="of:=IF([.A13]&lt;&gt;&quot;&quot;;COUNTIF([Rollefordeling.$F$2:.$F$1001]; [.B$2]&amp;&quot;,&quot;&amp;[.$A13]);&quot;&quot;)" office:value-type="float" office:value="0" calcext:value-type="float">
            <text:p>0</text:p>
          </table:table-cell>
          <table:table-cell table:formula="of:=IF([.B13]&lt;&gt;&quot;&quot;;COUNTIF([Rollefordeling.$F$2:.$F$1001]; [.C$2]&amp;&quot;,&quot;&amp;[.$A13]);&quot;&quot;)" office:value-type="float" office:value="0" calcext:value-type="float">
            <text:p>0</text:p>
          </table:table-cell>
          <table:table-cell table:formula="of:=IF([.C13]&lt;&gt;&quot;&quot;;COUNTIF([Rollefordeling.$F$2:.$F$1001]; [.D$2]&amp;&quot;,&quot;&amp;[.$A13]);&quot;&quot;)" office:value-type="float" office:value="0" calcext:value-type="float">
            <text:p>0</text:p>
          </table:table-cell>
          <table:table-cell table:formula="of:=IF([.D13]&lt;&gt;&quot;&quot;;COUNTIF([Rollefordeling.$F$2:.$F$1001]; [.E$2]&amp;&quot;,&quot;&amp;[.$A13])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XA</text:p>
          </table:table-cell>
          <table:table-cell table:formula="of:=IF([.A14]&lt;&gt;&quot;&quot;;COUNTIF([Rollefordeling.$F$2:.$F$1001]; [.B$2]&amp;&quot;,&quot;&amp;[.$A14]);&quot;&quot;)" office:value-type="float" office:value="0" calcext:value-type="float">
            <text:p>0</text:p>
          </table:table-cell>
          <table:table-cell table:formula="of:=IF([.B14]&lt;&gt;&quot;&quot;;COUNTIF([Rollefordeling.$F$2:.$F$1001]; [.C$2]&amp;&quot;,&quot;&amp;[.$A14]);&quot;&quot;)" office:value-type="float" office:value="0" calcext:value-type="float">
            <text:p>0</text:p>
          </table:table-cell>
          <table:table-cell table:formula="of:=IF([.C14]&lt;&gt;&quot;&quot;;COUNTIF([Rollefordeling.$F$2:.$F$1001]; [.D$2]&amp;&quot;,&quot;&amp;[.$A14]);&quot;&quot;)" office:value-type="float" office:value="0" calcext:value-type="float">
            <text:p>0</text:p>
          </table:table-cell>
          <table:table-cell table:formula="of:=IF([.D14]&lt;&gt;&quot;&quot;;COUNTIF([Rollefordeling.$F$2:.$F$1001]; [.E$2]&amp;&quot;,&quot;&amp;[.$A14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U</text:p>
          </table:table-cell>
          <table:table-cell table:formula="of:=IF([.A15]&lt;&gt;&quot;&quot;;COUNTIF([Rollefordeling.$F$2:.$F$1001]; [.B$2]&amp;&quot;,&quot;&amp;[.$A15]);&quot;&quot;)" office:value-type="float" office:value="0" calcext:value-type="float">
            <text:p>0</text:p>
          </table:table-cell>
          <table:table-cell table:formula="of:=IF([.B15]&lt;&gt;&quot;&quot;;COUNTIF([Rollefordeling.$F$2:.$F$1001]; [.C$2]&amp;&quot;,&quot;&amp;[.$A15]);&quot;&quot;)" office:value-type="float" office:value="0" calcext:value-type="float">
            <text:p>0</text:p>
          </table:table-cell>
          <table:table-cell table:formula="of:=IF([.C15]&lt;&gt;&quot;&quot;;COUNTIF([Rollefordeling.$F$2:.$F$1001]; [.D$2]&amp;&quot;,&quot;&amp;[.$A15]);&quot;&quot;)" office:value-type="float" office:value="0" calcext:value-type="float">
            <text:p>0</text:p>
          </table:table-cell>
          <table:table-cell table:formula="of:=IF([.D15]&lt;&gt;&quot;&quot;;COUNTIF([Rollefordeling.$F$2:.$F$1001]; [.E$2]&amp;&quot;,&quot;&amp;[.$A15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table:formula="of:=IF([.A16]&lt;&gt;&quot;&quot;;COUNTIF([Rollefordeling.$F$2:.$F$1001]; [.B$2]&amp;&quot;,&quot;&amp;[.$A16]);&quot;&quot;)" office:value-type="float" office:value="0" calcext:value-type="float">
            <text:p>0</text:p>
          </table:table-cell>
          <table:table-cell table:formula="of:=IF([.B16]&lt;&gt;&quot;&quot;;COUNTIF([Rollefordeling.$F$2:.$F$1001]; [.C$2]&amp;&quot;,&quot;&amp;[.$A16]);&quot;&quot;)" office:value-type="float" office:value="0" calcext:value-type="float">
            <text:p>0</text:p>
          </table:table-cell>
          <table:table-cell table:formula="of:=IF([.C16]&lt;&gt;&quot;&quot;;COUNTIF([Rollefordeling.$F$2:.$F$1001]; [.D$2]&amp;&quot;,&quot;&amp;[.$A16]);&quot;&quot;)" office:value-type="float" office:value="0" calcext:value-type="float">
            <text:p>0</text:p>
          </table:table-cell>
          <table:table-cell table:formula="of:=IF([.D16]&lt;&gt;&quot;&quot;;COUNTIF([Rollefordeling.$F$2:.$F$1001]; [.E$2]&amp;&quot;,&quot;&amp;[.$A16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an</text:p>
          </table:table-cell>
          <table:table-cell table:formula="of:=IF([.A17]&lt;&gt;&quot;&quot;;COUNTIF([Rollefordeling.$F$2:.$F$1001]; [.B$2]&amp;&quot;,&quot;&amp;[.$A17]);&quot;&quot;)" office:value-type="float" office:value="0" calcext:value-type="float">
            <text:p>0</text:p>
          </table:table-cell>
          <table:table-cell table:formula="of:=IF([.B17]&lt;&gt;&quot;&quot;;COUNTIF([Rollefordeling.$F$2:.$F$1001]; [.C$2]&amp;&quot;,&quot;&amp;[.$A17]);&quot;&quot;)" office:value-type="float" office:value="0" calcext:value-type="float">
            <text:p>0</text:p>
          </table:table-cell>
          <table:table-cell table:formula="of:=IF([.C17]&lt;&gt;&quot;&quot;;COUNTIF([Rollefordeling.$F$2:.$F$1001]; [.D$2]&amp;&quot;,&quot;&amp;[.$A17]);&quot;&quot;)" office:value-type="float" office:value="0" calcext:value-type="float">
            <text:p>0</text:p>
          </table:table-cell>
          <table:table-cell table:formula="of:=IF([.D17]&lt;&gt;&quot;&quot;;COUNTIF([Rollefordeling.$F$2:.$F$1001]; [.E$2]&amp;&quot;,&quot;&amp;[.$A17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s</text:p>
          </table:table-cell>
          <table:table-cell table:formula="of:=IF([.A18]&lt;&gt;&quot;&quot;;COUNTIF([Rollefordeling.$F$2:.$F$1001]; [.B$2]&amp;&quot;,&quot;&amp;[.$A18]);&quot;&quot;)" office:value-type="float" office:value="0" calcext:value-type="float">
            <text:p>0</text:p>
          </table:table-cell>
          <table:table-cell table:formula="of:=IF([.B18]&lt;&gt;&quot;&quot;;COUNTIF([Rollefordeling.$F$2:.$F$1001]; [.C$2]&amp;&quot;,&quot;&amp;[.$A18]);&quot;&quot;)" office:value-type="float" office:value="0" calcext:value-type="float">
            <text:p>0</text:p>
          </table:table-cell>
          <table:table-cell table:formula="of:=IF([.C18]&lt;&gt;&quot;&quot;;COUNTIF([Rollefordeling.$F$2:.$F$1001]; [.D$2]&amp;&quot;,&quot;&amp;[.$A18]);&quot;&quot;)" office:value-type="float" office:value="0" calcext:value-type="float">
            <text:p>0</text:p>
          </table:table-cell>
          <table:table-cell table:formula="of:=IF([.D18]&lt;&gt;&quot;&quot;;COUNTIF([Rollefordeling.$F$2:.$F$1001]; [.E$2]&amp;&quot;,&quot;&amp;[.$A18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en</text:p>
          </table:table-cell>
          <table:table-cell table:formula="of:=IF([.A19]&lt;&gt;&quot;&quot;;COUNTIF([Rollefordeling.$F$2:.$F$1001]; [.B$2]&amp;&quot;,&quot;&amp;[.$A19]);&quot;&quot;)" office:value-type="float" office:value="0" calcext:value-type="float">
            <text:p>0</text:p>
          </table:table-cell>
          <table:table-cell table:formula="of:=IF([.B19]&lt;&gt;&quot;&quot;;COUNTIF([Rollefordeling.$F$2:.$F$1001]; [.C$2]&amp;&quot;,&quot;&amp;[.$A19]);&quot;&quot;)" office:value-type="float" office:value="0" calcext:value-type="float">
            <text:p>0</text:p>
          </table:table-cell>
          <table:table-cell table:formula="of:=IF([.C19]&lt;&gt;&quot;&quot;;COUNTIF([Rollefordeling.$F$2:.$F$1001]; [.D$2]&amp;&quot;,&quot;&amp;[.$A19]);&quot;&quot;)" office:value-type="float" office:value="0" calcext:value-type="float">
            <text:p>0</text:p>
          </table:table-cell>
          <table:table-cell table:formula="of:=IF([.D19]&lt;&gt;&quot;&quot;;COUNTIF([Rollefordeling.$F$2:.$F$1001]; [.E$2]&amp;&quot;,&quot;&amp;[.$A19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na</text:p>
          </table:table-cell>
          <table:table-cell table:formula="of:=IF([.A20]&lt;&gt;&quot;&quot;;COUNTIF([Rollefordeling.$F$2:.$F$1001]; [.B$2]&amp;&quot;,&quot;&amp;[.$A20]);&quot;&quot;)" office:value-type="float" office:value="0" calcext:value-type="float">
            <text:p>0</text:p>
          </table:table-cell>
          <table:table-cell table:formula="of:=IF([.B20]&lt;&gt;&quot;&quot;;COUNTIF([Rollefordeling.$F$2:.$F$1001]; [.C$2]&amp;&quot;,&quot;&amp;[.$A20]);&quot;&quot;)" office:value-type="float" office:value="0" calcext:value-type="float">
            <text:p>0</text:p>
          </table:table-cell>
          <table:table-cell table:formula="of:=IF([.C20]&lt;&gt;&quot;&quot;;COUNTIF([Rollefordeling.$F$2:.$F$1001]; [.D$2]&amp;&quot;,&quot;&amp;[.$A20]);&quot;&quot;)" office:value-type="float" office:value="0" calcext:value-type="float">
            <text:p>0</text:p>
          </table:table-cell>
          <table:table-cell table:formula="of:=IF([.D20]&lt;&gt;&quot;&quot;;COUNTIF([Rollefordeling.$F$2:.$F$1001]; [.E$2]&amp;&quot;,&quot;&amp;[.$A20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ls</text:p>
          </table:table-cell>
          <table:table-cell table:formula="of:=IF([.A21]&lt;&gt;&quot;&quot;;COUNTIF([Rollefordeling.$F$2:.$F$1001]; [.B$2]&amp;&quot;,&quot;&amp;[.$A21]);&quot;&quot;)" office:value-type="float" office:value="0" calcext:value-type="float">
            <text:p>0</text:p>
          </table:table-cell>
          <table:table-cell table:formula="of:=IF([.B21]&lt;&gt;&quot;&quot;;COUNTIF([Rollefordeling.$F$2:.$F$1001]; [.C$2]&amp;&quot;,&quot;&amp;[.$A21]);&quot;&quot;)" office:value-type="float" office:value="0" calcext:value-type="float">
            <text:p>0</text:p>
          </table:table-cell>
          <table:table-cell table:formula="of:=IF([.C21]&lt;&gt;&quot;&quot;;COUNTIF([Rollefordeling.$F$2:.$F$1001]; [.D$2]&amp;&quot;,&quot;&amp;[.$A21]);&quot;&quot;)" office:value-type="float" office:value="0" calcext:value-type="float">
            <text:p>0</text:p>
          </table:table-cell>
          <table:table-cell table:formula="of:=IF([.D21]&lt;&gt;&quot;&quot;;COUNTIF([Rollefordeling.$F$2:.$F$1001]; [.E$2]&amp;&quot;,&quot;&amp;[.$A21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table:formula="of:=IF([.A22]&lt;&gt;&quot;&quot;;COUNTIF([Rollefordeling.$F$2:.$F$1001]; [.B$2]&amp;&quot;,&quot;&amp;[.$A22]);&quot;&quot;)" office:value-type="float" office:value="0" calcext:value-type="float">
            <text:p>0</text:p>
          </table:table-cell>
          <table:table-cell table:formula="of:=IF([.B22]&lt;&gt;&quot;&quot;;COUNTIF([Rollefordeling.$F$2:.$F$1001]; [.C$2]&amp;&quot;,&quot;&amp;[.$A22]);&quot;&quot;)" office:value-type="float" office:value="0" calcext:value-type="float">
            <text:p>0</text:p>
          </table:table-cell>
          <table:table-cell table:formula="of:=IF([.C22]&lt;&gt;&quot;&quot;;COUNTIF([Rollefordeling.$F$2:.$F$1001]; [.D$2]&amp;&quot;,&quot;&amp;[.$A22]);&quot;&quot;)" office:value-type="float" office:value="0" calcext:value-type="float">
            <text:p>0</text:p>
          </table:table-cell>
          <table:table-cell table:formula="of:=IF([.D22]&lt;&gt;&quot;&quot;;COUNTIF([Rollefordeling.$F$2:.$F$1001]; [.E$2]&amp;&quot;,&quot;&amp;[.$A22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l</text:p>
          </table:table-cell>
          <table:table-cell table:formula="of:=IF([.A23]&lt;&gt;&quot;&quot;;COUNTIF([Rollefordeling.$F$2:.$F$1001]; [.B$2]&amp;&quot;,&quot;&amp;[.$A23]);&quot;&quot;)" office:value-type="float" office:value="0" calcext:value-type="float">
            <text:p>0</text:p>
          </table:table-cell>
          <table:table-cell table:formula="of:=IF([.B23]&lt;&gt;&quot;&quot;;COUNTIF([Rollefordeling.$F$2:.$F$1001]; [.C$2]&amp;&quot;,&quot;&amp;[.$A23]);&quot;&quot;)" office:value-type="float" office:value="0" calcext:value-type="float">
            <text:p>0</text:p>
          </table:table-cell>
          <table:table-cell table:formula="of:=IF([.C23]&lt;&gt;&quot;&quot;;COUNTIF([Rollefordeling.$F$2:.$F$1001]; [.D$2]&amp;&quot;,&quot;&amp;[.$A23]);&quot;&quot;)" office:value-type="float" office:value="1" calcext:value-type="float">
            <text:p>1</text:p>
          </table:table-cell>
          <table:table-cell table:formula="of:=IF([.D23]&lt;&gt;&quot;&quot;;COUNTIF([Rollefordeling.$F$2:.$F$1001]; [.E$2]&amp;&quot;,&quot;&amp;[.$A23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table:formula="of:=IF([.A24]&lt;&gt;&quot;&quot;;COUNTIF([Rollefordeling.$F$2:.$F$1001]; [.B$2]&amp;&quot;,&quot;&amp;[.$A24]);&quot;&quot;)" office:value-type="float" office:value="0" calcext:value-type="float">
            <text:p>0</text:p>
          </table:table-cell>
          <table:table-cell table:formula="of:=IF([.B24]&lt;&gt;&quot;&quot;;COUNTIF([Rollefordeling.$F$2:.$F$1001]; [.C$2]&amp;&quot;,&quot;&amp;[.$A24]);&quot;&quot;)" office:value-type="float" office:value="0" calcext:value-type="float">
            <text:p>0</text:p>
          </table:table-cell>
          <table:table-cell table:formula="of:=IF([.C24]&lt;&gt;&quot;&quot;;COUNTIF([Rollefordeling.$F$2:.$F$1001]; [.D$2]&amp;&quot;,&quot;&amp;[.$A24]);&quot;&quot;)" office:value-type="float" office:value="0" calcext:value-type="float">
            <text:p>0</text:p>
          </table:table-cell>
          <table:table-cell table:formula="of:=IF([.D24]&lt;&gt;&quot;&quot;;COUNTIF([Rollefordeling.$F$2:.$F$1001]; [.E$2]&amp;&quot;,&quot;&amp;[.$A24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table:formula="of:=IF([.A25]&lt;&gt;&quot;&quot;;COUNTIF([Rollefordeling.$F$2:.$F$1001]; [.B$2]&amp;&quot;,&quot;&amp;[.$A25]);&quot;&quot;)" office:value-type="float" office:value="0" calcext:value-type="float">
            <text:p>0</text:p>
          </table:table-cell>
          <table:table-cell table:formula="of:=IF([.B25]&lt;&gt;&quot;&quot;;COUNTIF([Rollefordeling.$F$2:.$F$1001]; [.C$2]&amp;&quot;,&quot;&amp;[.$A25]);&quot;&quot;)" office:value-type="float" office:value="0" calcext:value-type="float">
            <text:p>0</text:p>
          </table:table-cell>
          <table:table-cell table:formula="of:=IF([.C25]&lt;&gt;&quot;&quot;;COUNTIF([Rollefordeling.$F$2:.$F$1001]; [.D$2]&amp;&quot;,&quot;&amp;[.$A25]);&quot;&quot;)" office:value-type="float" office:value="0" calcext:value-type="float">
            <text:p>0</text:p>
          </table:table-cell>
          <table:table-cell table:formula="of:=IF([.D25]&lt;&gt;&quot;&quot;;COUNTIF([Rollefordeling.$F$2:.$F$1001]; [.E$2]&amp;&quot;,&quot;&amp;[.$A25]);&quot;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va</text:p>
          </table:table-cell>
          <table:table-cell table:formula="of:=IF([.A26]&lt;&gt;&quot;&quot;;COUNTIF([Rollefordeling.$F$2:.$F$1001]; [.B$2]&amp;&quot;,&quot;&amp;[.$A26]);&quot;&quot;)" office:value-type="float" office:value="0" calcext:value-type="float">
            <text:p>0</text:p>
          </table:table-cell>
          <table:table-cell table:formula="of:=IF([.B26]&lt;&gt;&quot;&quot;;COUNTIF([Rollefordeling.$F$2:.$F$1001]; [.C$2]&amp;&quot;,&quot;&amp;[.$A26]);&quot;&quot;)" office:value-type="float" office:value="0" calcext:value-type="float">
            <text:p>0</text:p>
          </table:table-cell>
          <table:table-cell table:formula="of:=IF([.C26]&lt;&gt;&quot;&quot;;COUNTIF([Rollefordeling.$F$2:.$F$1001]; [.D$2]&amp;&quot;,&quot;&amp;[.$A26]);&quot;&quot;)" office:value-type="float" office:value="0" calcext:value-type="float">
            <text:p>0</text:p>
          </table:table-cell>
          <table:table-cell table:formula="of:=IF([.D26]&lt;&gt;&quot;&quot;;COUNTIF([Rollefordeling.$F$2:.$F$1001]; [.E$2]&amp;&quot;,&quot;&amp;[.$A26])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[.A27]&lt;&gt;&quot;&quot;;COUNTIF([Rollefordeling.$F$2:.$F$1001]; [.B$2]&amp;&quot;,&quot;&amp;[.$A27]);&quot;&quot;)">
            <text:p/>
          </table:table-cell>
          <table:table-cell table:formula="of:=IF([.B27]&lt;&gt;&quot;&quot;;COUNTIF([Rollefordeling.$F$2:.$F$1001]; [.C$2]&amp;&quot;,&quot;&amp;[.$A27]);&quot;&quot;)">
            <text:p/>
          </table:table-cell>
          <table:table-cell table:formula="of:=IF([.C27]&lt;&gt;&quot;&quot;;COUNTIF([Rollefordeling.$F$2:.$F$1001]; [.D$2]&amp;&quot;,&quot;&amp;[.$A27]);&quot;&quot;)">
            <text:p/>
          </table:table-cell>
          <table:table-cell table:formula="of:=IF([.D27]&lt;&gt;&quot;&quot;;COUNTIF([Rollefordeling.$F$2:.$F$1001]; [.E$2]&amp;&quot;,&quot;&amp;[.$A27]);&quot;&quot;)">
            <text:p/>
          </table:table-cell>
        </table:table-row>
        <table:table-row table:style-name="ro1">
          <table:table-cell/>
          <table:table-cell table:formula="of:=IF([.A28]&lt;&gt;&quot;&quot;;COUNTIF([Rollefordeling.$F$2:.$F$1001]; [.B$2]&amp;&quot;,&quot;&amp;[.$A28]);&quot;&quot;)">
            <text:p/>
          </table:table-cell>
          <table:table-cell table:formula="of:=IF([.B28]&lt;&gt;&quot;&quot;;COUNTIF([Rollefordeling.$F$2:.$F$1001]; [.C$2]&amp;&quot;,&quot;&amp;[.$A28]);&quot;&quot;)">
            <text:p/>
          </table:table-cell>
          <table:table-cell table:formula="of:=IF([.C28]&lt;&gt;&quot;&quot;;COUNTIF([Rollefordeling.$F$2:.$F$1001]; [.D$2]&amp;&quot;,&quot;&amp;[.$A28]);&quot;&quot;)">
            <text:p/>
          </table:table-cell>
          <table:table-cell table:formula="of:=IF([.D28]&lt;&gt;&quot;&quot;;COUNTIF([Rollefordeling.$F$2:.$F$1001]; [.E$2]&amp;&quot;,&quot;&amp;[.$A28]);&quot;&quot;)">
            <text:p/>
          </table:table-cell>
        </table:table-row>
        <table:table-row table:style-name="ro1">
          <table:table-cell/>
          <table:table-cell table:formula="of:=IF([.A29]&lt;&gt;&quot;&quot;;COUNTIF([Rollefordeling.$F$2:.$F$1001]; [.B$2]&amp;&quot;,&quot;&amp;[.$A29]);&quot;&quot;)">
            <text:p/>
          </table:table-cell>
          <table:table-cell table:formula="of:=IF([.B29]&lt;&gt;&quot;&quot;;COUNTIF([Rollefordeling.$F$2:.$F$1001]; [.C$2]&amp;&quot;,&quot;&amp;[.$A29]);&quot;&quot;)">
            <text:p/>
          </table:table-cell>
          <table:table-cell table:formula="of:=IF([.C29]&lt;&gt;&quot;&quot;;COUNTIF([Rollefordeling.$F$2:.$F$1001]; [.D$2]&amp;&quot;,&quot;&amp;[.$A29]);&quot;&quot;)">
            <text:p/>
          </table:table-cell>
          <table:table-cell table:formula="of:=IF([.D29]&lt;&gt;&quot;&quot;;COUNTIF([Rollefordeling.$F$2:.$F$1001]; [.E$2]&amp;&quot;,&quot;&amp;[.$A29]);&quot;&quot;)">
            <text:p/>
          </table:table-cell>
        </table:table-row>
        <table:table-row table:style-name="ro1">
          <table:table-cell/>
          <table:table-cell table:formula="of:=IF([.A30]&lt;&gt;&quot;&quot;;COUNTIF([Rollefordeling.$F$2:.$F$1001]; [.B$2]&amp;&quot;,&quot;&amp;[.$A30]);&quot;&quot;)">
            <text:p/>
          </table:table-cell>
          <table:table-cell table:formula="of:=IF([.B30]&lt;&gt;&quot;&quot;;COUNTIF([Rollefordeling.$F$2:.$F$1001]; [.C$2]&amp;&quot;,&quot;&amp;[.$A30]);&quot;&quot;)">
            <text:p/>
          </table:table-cell>
          <table:table-cell table:formula="of:=IF([.C30]&lt;&gt;&quot;&quot;;COUNTIF([Rollefordeling.$F$2:.$F$1001]; [.D$2]&amp;&quot;,&quot;&amp;[.$A30]);&quot;&quot;)">
            <text:p/>
          </table:table-cell>
          <table:table-cell table:formula="of:=IF([.D30]&lt;&gt;&quot;&quot;;COUNTIF([Rollefordeling.$F$2:.$F$1001]; [.E$2]&amp;&quot;,&quot;&amp;[.$A30]);&quot;&quot;)">
            <text:p/>
          </table:table-cell>
        </table:table-row>
        <table:table-row table:style-name="ro1">
          <table:table-cell/>
          <table:table-cell table:formula="of:=IF([.A31]&lt;&gt;&quot;&quot;;COUNTIF([Rollefordeling.$F$2:.$F$1001]; [.B$2]&amp;&quot;,&quot;&amp;[.$A31]);&quot;&quot;)">
            <text:p/>
          </table:table-cell>
          <table:table-cell table:formula="of:=IF([.B31]&lt;&gt;&quot;&quot;;COUNTIF([Rollefordeling.$F$2:.$F$1001]; [.C$2]&amp;&quot;,&quot;&amp;[.$A31]);&quot;&quot;)">
            <text:p/>
          </table:table-cell>
          <table:table-cell table:formula="of:=IF([.C31]&lt;&gt;&quot;&quot;;COUNTIF([Rollefordeling.$F$2:.$F$1001]; [.D$2]&amp;&quot;,&quot;&amp;[.$A31]);&quot;&quot;)">
            <text:p/>
          </table:table-cell>
          <table:table-cell table:formula="of:=IF([.D31]&lt;&gt;&quot;&quot;;COUNTIF([Rollefordeling.$F$2:.$F$1001]; [.E$2]&amp;&quot;,&quot;&amp;[.$A31]);&quot;&quot;)">
            <text:p/>
          </table:table-cell>
        </table:table-row>
        <table:table-row table:style-name="ro1">
          <table:table-cell/>
          <table:table-cell table:formula="of:=IF([.A32]&lt;&gt;&quot;&quot;;COUNTIF([Rollefordeling.$F$2:.$F$1001]; [.B$2]&amp;&quot;,&quot;&amp;[.$A32]);&quot;&quot;)">
            <text:p/>
          </table:table-cell>
          <table:table-cell table:formula="of:=IF([.B32]&lt;&gt;&quot;&quot;;COUNTIF([Rollefordeling.$F$2:.$F$1001]; [.C$2]&amp;&quot;,&quot;&amp;[.$A32]);&quot;&quot;)">
            <text:p/>
          </table:table-cell>
          <table:table-cell table:formula="of:=IF([.C32]&lt;&gt;&quot;&quot;;COUNTIF([Rollefordeling.$F$2:.$F$1001]; [.D$2]&amp;&quot;,&quot;&amp;[.$A32]);&quot;&quot;)">
            <text:p/>
          </table:table-cell>
          <table:table-cell table:formula="of:=IF([.D32]&lt;&gt;&quot;&quot;;COUNTIF([Rollefordeling.$F$2:.$F$1001]; [.E$2]&amp;&quot;,&quot;&amp;[.$A32]);&quot;&quot;)">
            <text:p/>
          </table:table-cell>
        </table:table-row>
        <table:table-row table:style-name="ro1">
          <table:table-cell/>
          <table:table-cell table:formula="of:=IF([.A33]&lt;&gt;&quot;&quot;;COUNTIF([Rollefordeling.$F$2:.$F$1001]; [.B$2]&amp;&quot;,&quot;&amp;[.$A33]);&quot;&quot;)">
            <text:p/>
          </table:table-cell>
          <table:table-cell table:formula="of:=IF([.B33]&lt;&gt;&quot;&quot;;COUNTIF([Rollefordeling.$F$2:.$F$1001]; [.C$2]&amp;&quot;,&quot;&amp;[.$A33]);&quot;&quot;)">
            <text:p/>
          </table:table-cell>
          <table:table-cell table:formula="of:=IF([.C33]&lt;&gt;&quot;&quot;;COUNTIF([Rollefordeling.$F$2:.$F$1001]; [.D$2]&amp;&quot;,&quot;&amp;[.$A33]);&quot;&quot;)">
            <text:p/>
          </table:table-cell>
          <table:table-cell table:formula="of:=IF([.D33]&lt;&gt;&quot;&quot;;COUNTIF([Rollefordeling.$F$2:.$F$1001]; [.E$2]&amp;&quot;,&quot;&amp;[.$A33]);&quot;&quot;)">
            <text:p/>
          </table:table-cell>
        </table:table-row>
        <table:table-row table:style-name="ro1">
          <table:table-cell/>
          <table:table-cell table:formula="of:=IF([.A34]&lt;&gt;&quot;&quot;;COUNTIF([Rollefordeling.$F$2:.$F$1001]; [.B$2]&amp;&quot;,&quot;&amp;[.$A34]);&quot;&quot;)">
            <text:p/>
          </table:table-cell>
          <table:table-cell table:formula="of:=IF([.B34]&lt;&gt;&quot;&quot;;COUNTIF([Rollefordeling.$F$2:.$F$1001]; [.C$2]&amp;&quot;,&quot;&amp;[.$A34]);&quot;&quot;)">
            <text:p/>
          </table:table-cell>
          <table:table-cell table:formula="of:=IF([.C34]&lt;&gt;&quot;&quot;;COUNTIF([Rollefordeling.$F$2:.$F$1001]; [.D$2]&amp;&quot;,&quot;&amp;[.$A34]);&quot;&quot;)">
            <text:p/>
          </table:table-cell>
          <table:table-cell table:formula="of:=IF([.D34]&lt;&gt;&quot;&quot;;COUNTIF([Rollefordeling.$F$2:.$F$1001]; [.E$2]&amp;&quot;,&quot;&amp;[.$A34]);&quot;&quot;)">
            <text:p/>
          </table:table-cell>
        </table:table-row>
        <table:table-row table:style-name="ro1">
          <table:table-cell/>
          <table:table-cell table:formula="of:=IF([.A35]&lt;&gt;&quot;&quot;;COUNTIF([Rollefordeling.$F$2:.$F$1001]; [.B$2]&amp;&quot;,&quot;&amp;[.$A35]);&quot;&quot;)">
            <text:p/>
          </table:table-cell>
          <table:table-cell table:formula="of:=IF([.B35]&lt;&gt;&quot;&quot;;COUNTIF([Rollefordeling.$F$2:.$F$1001]; [.C$2]&amp;&quot;,&quot;&amp;[.$A35]);&quot;&quot;)">
            <text:p/>
          </table:table-cell>
          <table:table-cell table:formula="of:=IF([.C35]&lt;&gt;&quot;&quot;;COUNTIF([Rollefordeling.$F$2:.$F$1001]; [.D$2]&amp;&quot;,&quot;&amp;[.$A35]);&quot;&quot;)">
            <text:p/>
          </table:table-cell>
          <table:table-cell table:formula="of:=IF([.D35]&lt;&gt;&quot;&quot;;COUNTIF([Rollefordeling.$F$2:.$F$1001]; [.E$2]&amp;&quot;,&quot;&amp;[.$A35]);&quot;&quot;)">
            <text:p/>
          </table:table-cell>
        </table:table-row>
        <table:table-row table:style-name="ro1">
          <table:table-cell/>
          <table:table-cell table:formula="of:=IF([.A36]&lt;&gt;&quot;&quot;;COUNTIF([Rollefordeling.$F$2:.$F$1001]; [.B$2]&amp;&quot;,&quot;&amp;[.$A36]);&quot;&quot;)">
            <text:p/>
          </table:table-cell>
          <table:table-cell table:formula="of:=IF([.B36]&lt;&gt;&quot;&quot;;COUNTIF([Rollefordeling.$F$2:.$F$1001]; [.C$2]&amp;&quot;,&quot;&amp;[.$A36]);&quot;&quot;)">
            <text:p/>
          </table:table-cell>
          <table:table-cell table:formula="of:=IF([.C36]&lt;&gt;&quot;&quot;;COUNTIF([Rollefordeling.$F$2:.$F$1001]; [.D$2]&amp;&quot;,&quot;&amp;[.$A36]);&quot;&quot;)">
            <text:p/>
          </table:table-cell>
          <table:table-cell table:formula="of:=IF([.D36]&lt;&gt;&quot;&quot;;COUNTIF([Rollefordeling.$F$2:.$F$1001]; [.E$2]&amp;&quot;,&quot;&amp;[.$A36]);&quot;&quot;)">
            <text:p/>
          </table:table-cell>
        </table:table-row>
        <table:table-row table:style-name="ro1">
          <table:table-cell/>
          <table:table-cell table:formula="of:=IF([.A37]&lt;&gt;&quot;&quot;;COUNTIF([Rollefordeling.$F$2:.$F$1001]; [.B$2]&amp;&quot;,&quot;&amp;[.$A37]);&quot;&quot;)">
            <text:p/>
          </table:table-cell>
          <table:table-cell table:formula="of:=IF([.B37]&lt;&gt;&quot;&quot;;COUNTIF([Rollefordeling.$F$2:.$F$1001]; [.C$2]&amp;&quot;,&quot;&amp;[.$A37]);&quot;&quot;)">
            <text:p/>
          </table:table-cell>
          <table:table-cell table:formula="of:=IF([.C37]&lt;&gt;&quot;&quot;;COUNTIF([Rollefordeling.$F$2:.$F$1001]; [.D$2]&amp;&quot;,&quot;&amp;[.$A37]);&quot;&quot;)">
            <text:p/>
          </table:table-cell>
          <table:table-cell table:formula="of:=IF([.D37]&lt;&gt;&quot;&quot;;COUNTIF([Rollefordeling.$F$2:.$F$1001]; [.E$2]&amp;&quot;,&quot;&amp;[.$A37]);&quot;&quot;)">
            <text:p/>
          </table:table-cell>
        </table:table-row>
        <table:table-row table:style-name="ro1">
          <table:table-cell/>
          <table:table-cell table:formula="of:=IF([.A38]&lt;&gt;&quot;&quot;;COUNTIF([Rollefordeling.$F$2:.$F$1001]; [.B$2]&amp;&quot;,&quot;&amp;[.$A38]);&quot;&quot;)">
            <text:p/>
          </table:table-cell>
          <table:table-cell table:formula="of:=IF([.B38]&lt;&gt;&quot;&quot;;COUNTIF([Rollefordeling.$F$2:.$F$1001]; [.C$2]&amp;&quot;,&quot;&amp;[.$A38]);&quot;&quot;)">
            <text:p/>
          </table:table-cell>
          <table:table-cell table:formula="of:=IF([.C38]&lt;&gt;&quot;&quot;;COUNTIF([Rollefordeling.$F$2:.$F$1001]; [.D$2]&amp;&quot;,&quot;&amp;[.$A38]);&quot;&quot;)">
            <text:p/>
          </table:table-cell>
          <table:table-cell table:formula="of:=IF([.D38]&lt;&gt;&quot;&quot;;COUNTIF([Rollefordeling.$F$2:.$F$1001]; [.E$2]&amp;&quot;,&quot;&amp;[.$A38]);&quot;&quot;)">
            <text:p/>
          </table:table-cell>
        </table:table-row>
        <table:table-row table:style-name="ro1">
          <table:table-cell/>
          <table:table-cell table:formula="of:=IF([.A39]&lt;&gt;&quot;&quot;;COUNTIF([Rollefordeling.$F$2:.$F$1001]; [.B$2]&amp;&quot;,&quot;&amp;[.$A39]);&quot;&quot;)">
            <text:p/>
          </table:table-cell>
          <table:table-cell table:formula="of:=IF([.B39]&lt;&gt;&quot;&quot;;COUNTIF([Rollefordeling.$F$2:.$F$1001]; [.C$2]&amp;&quot;,&quot;&amp;[.$A39]);&quot;&quot;)">
            <text:p/>
          </table:table-cell>
          <table:table-cell table:formula="of:=IF([.C39]&lt;&gt;&quot;&quot;;COUNTIF([Rollefordeling.$F$2:.$F$1001]; [.D$2]&amp;&quot;,&quot;&amp;[.$A39]);&quot;&quot;)">
            <text:p/>
          </table:table-cell>
          <table:table-cell table:formula="of:=IF([.D39]&lt;&gt;&quot;&quot;;COUNTIF([Rollefordeling.$F$2:.$F$1001]; [.E$2]&amp;&quot;,&quot;&amp;[.$A39]);&quot;&quot;)">
            <text:p/>
          </table:table-cell>
        </table:table-row>
        <table:table-row table:style-name="ro1">
          <table:table-cell/>
          <table:table-cell table:formula="of:=IF([.A40]&lt;&gt;&quot;&quot;;COUNTIF([Rollefordeling.$F$2:.$F$1001]; [.B$2]&amp;&quot;,&quot;&amp;[.$A40]);&quot;&quot;)">
            <text:p/>
          </table:table-cell>
          <table:table-cell table:formula="of:=IF([.B40]&lt;&gt;&quot;&quot;;COUNTIF([Rollefordeling.$F$2:.$F$1001]; [.C$2]&amp;&quot;,&quot;&amp;[.$A40]);&quot;&quot;)">
            <text:p/>
          </table:table-cell>
          <table:table-cell table:formula="of:=IF([.C40]&lt;&gt;&quot;&quot;;COUNTIF([Rollefordeling.$F$2:.$F$1001]; [.D$2]&amp;&quot;,&quot;&amp;[.$A40]);&quot;&quot;)">
            <text:p/>
          </table:table-cell>
          <table:table-cell table:formula="of:=IF([.D40]&lt;&gt;&quot;&quot;;COUNTIF([Rollefordeling.$F$2:.$F$1001]; [.E$2]&amp;&quot;,&quot;&amp;[.$A40]);&quot;&quot;)">
            <text:p/>
          </table:table-cell>
        </table:table-row>
        <table:table-row table:style-name="ro1">
          <table:table-cell/>
          <table:table-cell table:formula="of:=IF([.A41]&lt;&gt;&quot;&quot;;COUNTIF([Rollefordeling.$F$2:.$F$1001]; [.B$2]&amp;&quot;,&quot;&amp;[.$A41]);&quot;&quot;)">
            <text:p/>
          </table:table-cell>
          <table:table-cell table:formula="of:=IF([.B41]&lt;&gt;&quot;&quot;;COUNTIF([Rollefordeling.$F$2:.$F$1001]; [.C$2]&amp;&quot;,&quot;&amp;[.$A41]);&quot;&quot;)">
            <text:p/>
          </table:table-cell>
          <table:table-cell table:formula="of:=IF([.C41]&lt;&gt;&quot;&quot;;COUNTIF([Rollefordeling.$F$2:.$F$1001]; [.D$2]&amp;&quot;,&quot;&amp;[.$A41]);&quot;&quot;)">
            <text:p/>
          </table:table-cell>
          <table:table-cell table:formula="of:=IF([.D41]&lt;&gt;&quot;&quot;;COUNTIF([Rollefordeling.$F$2:.$F$1001]; [.E$2]&amp;&quot;,&quot;&amp;[.$A41]);&quot;&quot;)">
            <text:p/>
          </table:table-cell>
        </table:table-row>
        <table:table-row table:style-name="ro1">
          <table:table-cell/>
          <table:table-cell table:formula="of:=IF([.A42]&lt;&gt;&quot;&quot;;COUNTIF([Rollefordeling.$F$2:.$F$1001]; [.B$2]&amp;&quot;,&quot;&amp;[.$A42]);&quot;&quot;)">
            <text:p/>
          </table:table-cell>
          <table:table-cell table:formula="of:=IF([.B42]&lt;&gt;&quot;&quot;;COUNTIF([Rollefordeling.$F$2:.$F$1001]; [.C$2]&amp;&quot;,&quot;&amp;[.$A42]);&quot;&quot;)">
            <text:p/>
          </table:table-cell>
          <table:table-cell table:formula="of:=IF([.C42]&lt;&gt;&quot;&quot;;COUNTIF([Rollefordeling.$F$2:.$F$1001]; [.D$2]&amp;&quot;,&quot;&amp;[.$A42]);&quot;&quot;)">
            <text:p/>
          </table:table-cell>
          <table:table-cell table:formula="of:=IF([.D42]&lt;&gt;&quot;&quot;;COUNTIF([Rollefordeling.$F$2:.$F$1001]; [.E$2]&amp;&quot;,&quot;&amp;[.$A42]);&quot;&quot;)">
            <text:p/>
          </table:table-cell>
        </table:table-row>
        <table:table-row table:style-name="ro1">
          <table:table-cell/>
          <table:table-cell table:formula="of:=IF([.A43]&lt;&gt;&quot;&quot;;COUNTIF([Rollefordeling.$F$2:.$F$1001]; [.B$2]&amp;&quot;,&quot;&amp;[.$A43]);&quot;&quot;)">
            <text:p/>
          </table:table-cell>
          <table:table-cell table:formula="of:=IF([.B43]&lt;&gt;&quot;&quot;;COUNTIF([Rollefordeling.$F$2:.$F$1001]; [.C$2]&amp;&quot;,&quot;&amp;[.$A43]);&quot;&quot;)">
            <text:p/>
          </table:table-cell>
          <table:table-cell table:formula="of:=IF([.C43]&lt;&gt;&quot;&quot;;COUNTIF([Rollefordeling.$F$2:.$F$1001]; [.D$2]&amp;&quot;,&quot;&amp;[.$A43]);&quot;&quot;)">
            <text:p/>
          </table:table-cell>
          <table:table-cell table:formula="of:=IF([.D43]&lt;&gt;&quot;&quot;;COUNTIF([Rollefordeling.$F$2:.$F$1001]; [.E$2]&amp;&quot;,&quot;&amp;[.$A43]);&quot;&quot;)">
            <text:p/>
          </table:table-cell>
        </table:table-row>
        <table:table-row table:style-name="ro1">
          <table:table-cell/>
          <table:table-cell table:formula="of:=IF([.A44]&lt;&gt;&quot;&quot;;COUNTIF([Rollefordeling.$F$2:.$F$1001]; [.B$2]&amp;&quot;,&quot;&amp;[.$A44]);&quot;&quot;)">
            <text:p/>
          </table:table-cell>
          <table:table-cell table:formula="of:=IF([.B44]&lt;&gt;&quot;&quot;;COUNTIF([Rollefordeling.$F$2:.$F$1001]; [.C$2]&amp;&quot;,&quot;&amp;[.$A44]);&quot;&quot;)">
            <text:p/>
          </table:table-cell>
          <table:table-cell table:formula="of:=IF([.C44]&lt;&gt;&quot;&quot;;COUNTIF([Rollefordeling.$F$2:.$F$1001]; [.D$2]&amp;&quot;,&quot;&amp;[.$A44]);&quot;&quot;)">
            <text:p/>
          </table:table-cell>
          <table:table-cell table:formula="of:=IF([.D44]&lt;&gt;&quot;&quot;;COUNTIF([Rollefordeling.$F$2:.$F$1001]; [.E$2]&amp;&quot;,&quot;&amp;[.$A44]);&quot;&quot;)">
            <text:p/>
          </table:table-cell>
        </table:table-row>
        <table:table-row table:style-name="ro1">
          <table:table-cell/>
          <table:table-cell table:formula="of:=IF([.A45]&lt;&gt;&quot;&quot;;COUNTIF([Rollefordeling.$F$2:.$F$1001]; [.B$2]&amp;&quot;,&quot;&amp;[.$A45]);&quot;&quot;)">
            <text:p/>
          </table:table-cell>
          <table:table-cell table:formula="of:=IF([.B45]&lt;&gt;&quot;&quot;;COUNTIF([Rollefordeling.$F$2:.$F$1001]; [.C$2]&amp;&quot;,&quot;&amp;[.$A45]);&quot;&quot;)">
            <text:p/>
          </table:table-cell>
          <table:table-cell table:formula="of:=IF([.C45]&lt;&gt;&quot;&quot;;COUNTIF([Rollefordeling.$F$2:.$F$1001]; [.D$2]&amp;&quot;,&quot;&amp;[.$A45]);&quot;&quot;)">
            <text:p/>
          </table:table-cell>
          <table:table-cell table:formula="of:=IF([.D45]&lt;&gt;&quot;&quot;;COUNTIF([Rollefordeling.$F$2:.$F$1001]; [.E$2]&amp;&quot;,&quot;&amp;[.$A45]);&quot;&quot;)">
            <text:p/>
          </table:table-cell>
        </table:table-row>
        <table:table-row table:style-name="ro1">
          <table:table-cell/>
          <table:table-cell table:formula="of:=IF([.A46]&lt;&gt;&quot;&quot;;COUNTIF([Rollefordeling.$F$2:.$F$1001]; [.B$2]&amp;&quot;,&quot;&amp;[.$A46]);&quot;&quot;)">
            <text:p/>
          </table:table-cell>
          <table:table-cell table:formula="of:=IF([.B46]&lt;&gt;&quot;&quot;;COUNTIF([Rollefordeling.$F$2:.$F$1001]; [.C$2]&amp;&quot;,&quot;&amp;[.$A46]);&quot;&quot;)">
            <text:p/>
          </table:table-cell>
          <table:table-cell table:formula="of:=IF([.C46]&lt;&gt;&quot;&quot;;COUNTIF([Rollefordeling.$F$2:.$F$1001]; [.D$2]&amp;&quot;,&quot;&amp;[.$A46]);&quot;&quot;)">
            <text:p/>
          </table:table-cell>
          <table:table-cell table:formula="of:=IF([.D46]&lt;&gt;&quot;&quot;;COUNTIF([Rollefordeling.$F$2:.$F$1001]; [.E$2]&amp;&quot;,&quot;&amp;[.$A46]);&quot;&quot;)">
            <text:p/>
          </table:table-cell>
        </table:table-row>
        <table:table-row table:style-name="ro1">
          <table:table-cell/>
          <table:table-cell table:formula="of:=IF([.A47]&lt;&gt;&quot;&quot;;COUNTIF([Rollefordeling.$F$2:.$F$1001]; [.B$2]&amp;&quot;,&quot;&amp;[.$A47]);&quot;&quot;)">
            <text:p/>
          </table:table-cell>
          <table:table-cell table:formula="of:=IF([.B47]&lt;&gt;&quot;&quot;;COUNTIF([Rollefordeling.$F$2:.$F$1001]; [.C$2]&amp;&quot;,&quot;&amp;[.$A47]);&quot;&quot;)">
            <text:p/>
          </table:table-cell>
          <table:table-cell table:formula="of:=IF([.C47]&lt;&gt;&quot;&quot;;COUNTIF([Rollefordeling.$F$2:.$F$1001]; [.D$2]&amp;&quot;,&quot;&amp;[.$A47]);&quot;&quot;)">
            <text:p/>
          </table:table-cell>
          <table:table-cell table:formula="of:=IF([.D47]&lt;&gt;&quot;&quot;;COUNTIF([Rollefordeling.$F$2:.$F$1001]; [.E$2]&amp;&quot;,&quot;&amp;[.$A47]);&quot;&quot;)">
            <text:p/>
          </table:table-cell>
        </table:table-row>
        <table:table-row table:style-name="ro1">
          <table:table-cell/>
          <table:table-cell table:formula="of:=IF([.A48]&lt;&gt;&quot;&quot;;COUNTIF([Rollefordeling.$F$2:.$F$1001]; [.B$2]&amp;&quot;,&quot;&amp;[.$A48]);&quot;&quot;)">
            <text:p/>
          </table:table-cell>
          <table:table-cell table:formula="of:=IF([.B48]&lt;&gt;&quot;&quot;;COUNTIF([Rollefordeling.$F$2:.$F$1001]; [.C$2]&amp;&quot;,&quot;&amp;[.$A48]);&quot;&quot;)">
            <text:p/>
          </table:table-cell>
          <table:table-cell table:formula="of:=IF([.C48]&lt;&gt;&quot;&quot;;COUNTIF([Rollefordeling.$F$2:.$F$1001]; [.D$2]&amp;&quot;,&quot;&amp;[.$A48]);&quot;&quot;)">
            <text:p/>
          </table:table-cell>
          <table:table-cell table:formula="of:=IF([.D48]&lt;&gt;&quot;&quot;;COUNTIF([Rollefordeling.$F$2:.$F$1001]; [.E$2]&amp;&quot;,&quot;&amp;[.$A48]);&quot;&quot;)">
            <text:p/>
          </table:table-cell>
        </table:table-row>
        <table:table-row table:style-name="ro1">
          <table:table-cell/>
          <table:table-cell table:formula="of:=IF([.A49]&lt;&gt;&quot;&quot;;COUNTIF([Rollefordeling.$F$2:.$F$1001]; [.B$2]&amp;&quot;,&quot;&amp;[.$A49]);&quot;&quot;)">
            <text:p/>
          </table:table-cell>
          <table:table-cell table:formula="of:=IF([.B49]&lt;&gt;&quot;&quot;;COUNTIF([Rollefordeling.$F$2:.$F$1001]; [.C$2]&amp;&quot;,&quot;&amp;[.$A49]);&quot;&quot;)">
            <text:p/>
          </table:table-cell>
          <table:table-cell table:formula="of:=IF([.C49]&lt;&gt;&quot;&quot;;COUNTIF([Rollefordeling.$F$2:.$F$1001]; [.D$2]&amp;&quot;,&quot;&amp;[.$A49]);&quot;&quot;)">
            <text:p/>
          </table:table-cell>
          <table:table-cell table:formula="of:=IF([.D49]&lt;&gt;&quot;&quot;;COUNTIF([Rollefordeling.$F$2:.$F$1001]; [.E$2]&amp;&quot;,&quot;&amp;[.$A49]);&quot;&quot;)">
            <text:p/>
          </table:table-cell>
        </table:table-row>
        <table:table-row table:style-name="ro1">
          <table:table-cell/>
          <table:table-cell table:formula="of:=IF([.A50]&lt;&gt;&quot;&quot;;COUNTIF([Rollefordeling.$F$2:.$F$1001]; [.B$2]&amp;&quot;,&quot;&amp;[.$A50]);&quot;&quot;)">
            <text:p/>
          </table:table-cell>
          <table:table-cell table:formula="of:=IF([.B50]&lt;&gt;&quot;&quot;;COUNTIF([Rollefordeling.$F$2:.$F$1001]; [.C$2]&amp;&quot;,&quot;&amp;[.$A50]);&quot;&quot;)">
            <text:p/>
          </table:table-cell>
          <table:table-cell table:formula="of:=IF([.C50]&lt;&gt;&quot;&quot;;COUNTIF([Rollefordeling.$F$2:.$F$1001]; [.D$2]&amp;&quot;,&quot;&amp;[.$A50]);&quot;&quot;)">
            <text:p/>
          </table:table-cell>
          <table:table-cell table:formula="of:=IF([.D50]&lt;&gt;&quot;&quot;;COUNTIF([Rollefordeling.$F$2:.$F$1001]; [.E$2]&amp;&quot;,&quot;&amp;[.$A50]);&quot;&quot;)">
            <text:p/>
          </table:table-cell>
        </table:table-row>
        <table:table-row table:style-name="ro1">
          <table:table-cell/>
          <table:table-cell table:formula="of:=IF([.A51]&lt;&gt;&quot;&quot;;COUNTIF([Rollefordeling.$F$2:.$F$1001]; [.B$2]&amp;&quot;,&quot;&amp;[.$A51]);&quot;&quot;)">
            <text:p/>
          </table:table-cell>
          <table:table-cell table:formula="of:=IF([.B51]&lt;&gt;&quot;&quot;;COUNTIF([Rollefordeling.$F$2:.$F$1001]; [.C$2]&amp;&quot;,&quot;&amp;[.$A51]);&quot;&quot;)">
            <text:p/>
          </table:table-cell>
          <table:table-cell table:formula="of:=IF([.C51]&lt;&gt;&quot;&quot;;COUNTIF([Rollefordeling.$F$2:.$F$1001]; [.D$2]&amp;&quot;,&quot;&amp;[.$A51]);&quot;&quot;)">
            <text:p/>
          </table:table-cell>
          <table:table-cell table:formula="of:=IF([.D51]&lt;&gt;&quot;&quot;;COUNTIF([Rollefordeling.$F$2:.$F$1001]; [.E$2]&amp;&quot;,&quot;&amp;[.$A51]);&quot;&quot;)">
            <text:p/>
          </table:table-cell>
        </table:table-row>
        <table:table-row table:style-name="ro1">
          <table:table-cell/>
          <table:table-cell table:formula="of:=IF([.A52]&lt;&gt;&quot;&quot;;COUNTIF([Rollefordeling.$F$2:.$F$1001]; [.B$2]&amp;&quot;,&quot;&amp;[.$A52]);&quot;&quot;)">
            <text:p/>
          </table:table-cell>
          <table:table-cell table:formula="of:=IF([.B52]&lt;&gt;&quot;&quot;;COUNTIF([Rollefordeling.$F$2:.$F$1001]; [.C$2]&amp;&quot;,&quot;&amp;[.$A52]);&quot;&quot;)">
            <text:p/>
          </table:table-cell>
          <table:table-cell table:formula="of:=IF([.C52]&lt;&gt;&quot;&quot;;COUNTIF([Rollefordeling.$F$2:.$F$1001]; [.D$2]&amp;&quot;,&quot;&amp;[.$A52]);&quot;&quot;)">
            <text:p/>
          </table:table-cell>
          <table:table-cell table:formula="of:=IF([.D52]&lt;&gt;&quot;&quot;;COUNTIF([Rollefordeling.$F$2:.$F$1001]; [.E$2]&amp;&quot;,&quot;&amp;[.$A52]);&quot;&quot;)">
            <text:p/>
          </table:table-cell>
        </table:table-row>
        <table:table-row table:style-name="ro1">
          <table:table-cell/>
          <table:table-cell table:formula="of:=IF([.A53]&lt;&gt;&quot;&quot;;COUNTIF([Rollefordeling.$F$2:.$F$1001]; [.B$2]&amp;&quot;,&quot;&amp;[.$A53]);&quot;&quot;)">
            <text:p/>
          </table:table-cell>
          <table:table-cell table:formula="of:=IF([.B53]&lt;&gt;&quot;&quot;;COUNTIF([Rollefordeling.$F$2:.$F$1001]; [.C$2]&amp;&quot;,&quot;&amp;[.$A53]);&quot;&quot;)">
            <text:p/>
          </table:table-cell>
          <table:table-cell table:formula="of:=IF([.C53]&lt;&gt;&quot;&quot;;COUNTIF([Rollefordeling.$F$2:.$F$1001]; [.D$2]&amp;&quot;,&quot;&amp;[.$A53]);&quot;&quot;)">
            <text:p/>
          </table:table-cell>
          <table:table-cell table:formula="of:=IF([.D53]&lt;&gt;&quot;&quot;;COUNTIF([Rollefordeling.$F$2:.$F$1001]; [.E$2]&amp;&quot;,&quot;&amp;[.$A53]);&quot;&quot;)">
            <text:p/>
          </table:table-cell>
        </table:table-row>
        <table:table-row table:style-name="ro1">
          <table:table-cell/>
          <table:table-cell table:formula="of:=IF([.A54]&lt;&gt;&quot;&quot;;COUNTIF([Rollefordeling.$F$2:.$F$1001]; [.B$2]&amp;&quot;,&quot;&amp;[.$A54]);&quot;&quot;)">
            <text:p/>
          </table:table-cell>
          <table:table-cell table:formula="of:=IF([.B54]&lt;&gt;&quot;&quot;;COUNTIF([Rollefordeling.$F$2:.$F$1001]; [.C$2]&amp;&quot;,&quot;&amp;[.$A54]);&quot;&quot;)">
            <text:p/>
          </table:table-cell>
          <table:table-cell table:formula="of:=IF([.C54]&lt;&gt;&quot;&quot;;COUNTIF([Rollefordeling.$F$2:.$F$1001]; [.D$2]&amp;&quot;,&quot;&amp;[.$A54]);&quot;&quot;)">
            <text:p/>
          </table:table-cell>
          <table:table-cell table:formula="of:=IF([.D54]&lt;&gt;&quot;&quot;;COUNTIF([Rollefordeling.$F$2:.$F$1001]; [.E$2]&amp;&quot;,&quot;&amp;[.$A54]);&quot;&quot;)">
            <text:p/>
          </table:table-cell>
        </table:table-row>
        <table:table-row table:style-name="ro1">
          <table:table-cell/>
          <table:table-cell table:formula="of:=IF([.A55]&lt;&gt;&quot;&quot;;COUNTIF([Rollefordeling.$F$2:.$F$1001]; [.B$2]&amp;&quot;,&quot;&amp;[.$A55]);&quot;&quot;)">
            <text:p/>
          </table:table-cell>
          <table:table-cell table:formula="of:=IF([.B55]&lt;&gt;&quot;&quot;;COUNTIF([Rollefordeling.$F$2:.$F$1001]; [.C$2]&amp;&quot;,&quot;&amp;[.$A55]);&quot;&quot;)">
            <text:p/>
          </table:table-cell>
          <table:table-cell table:formula="of:=IF([.C55]&lt;&gt;&quot;&quot;;COUNTIF([Rollefordeling.$F$2:.$F$1001]; [.D$2]&amp;&quot;,&quot;&amp;[.$A55]);&quot;&quot;)">
            <text:p/>
          </table:table-cell>
          <table:table-cell table:formula="of:=IF([.D55]&lt;&gt;&quot;&quot;;COUNTIF([Rollefordeling.$F$2:.$F$1001]; [.E$2]&amp;&quot;,&quot;&amp;[.$A55]);&quot;&quot;)">
            <text:p/>
          </table:table-cell>
        </table:table-row>
        <table:table-row table:style-name="ro1">
          <table:table-cell/>
          <table:table-cell table:formula="of:=IF([.A56]&lt;&gt;&quot;&quot;;COUNTIF([Rollefordeling.$F$2:.$F$1001]; [.B$2]&amp;&quot;,&quot;&amp;[.$A56]);&quot;&quot;)">
            <text:p/>
          </table:table-cell>
          <table:table-cell table:formula="of:=IF([.B56]&lt;&gt;&quot;&quot;;COUNTIF([Rollefordeling.$F$2:.$F$1001]; [.C$2]&amp;&quot;,&quot;&amp;[.$A56]);&quot;&quot;)">
            <text:p/>
          </table:table-cell>
          <table:table-cell table:formula="of:=IF([.C56]&lt;&gt;&quot;&quot;;COUNTIF([Rollefordeling.$F$2:.$F$1001]; [.D$2]&amp;&quot;,&quot;&amp;[.$A56]);&quot;&quot;)">
            <text:p/>
          </table:table-cell>
          <table:table-cell table:formula="of:=IF([.D56]&lt;&gt;&quot;&quot;;COUNTIF([Rollefordeling.$F$2:.$F$1001]; [.E$2]&amp;&quot;,&quot;&amp;[.$A56]);&quot;&quot;)">
            <text:p/>
          </table:table-cell>
        </table:table-row>
        <table:table-row table:style-name="ro1">
          <table:table-cell/>
          <table:table-cell table:formula="of:=IF([.A57]&lt;&gt;&quot;&quot;;COUNTIF([Rollefordeling.$F$2:.$F$1001]; [.B$2]&amp;&quot;,&quot;&amp;[.$A57]);&quot;&quot;)">
            <text:p/>
          </table:table-cell>
          <table:table-cell table:formula="of:=IF([.B57]&lt;&gt;&quot;&quot;;COUNTIF([Rollefordeling.$F$2:.$F$1001]; [.C$2]&amp;&quot;,&quot;&amp;[.$A57]);&quot;&quot;)">
            <text:p/>
          </table:table-cell>
          <table:table-cell table:formula="of:=IF([.C57]&lt;&gt;&quot;&quot;;COUNTIF([Rollefordeling.$F$2:.$F$1001]; [.D$2]&amp;&quot;,&quot;&amp;[.$A57]);&quot;&quot;)">
            <text:p/>
          </table:table-cell>
          <table:table-cell table:formula="of:=IF([.D57]&lt;&gt;&quot;&quot;;COUNTIF([Rollefordeling.$F$2:.$F$1001]; [.E$2]&amp;&quot;,&quot;&amp;[.$A57]);&quot;&quot;)">
            <text:p/>
          </table:table-cell>
        </table:table-row>
        <table:table-row table:style-name="ro1">
          <table:table-cell/>
          <table:table-cell table:formula="of:=IF([.A58]&lt;&gt;&quot;&quot;;COUNTIF([Rollefordeling.$F$2:.$F$1001]; [.B$2]&amp;&quot;,&quot;&amp;[.$A58]);&quot;&quot;)">
            <text:p/>
          </table:table-cell>
          <table:table-cell table:formula="of:=IF([.B58]&lt;&gt;&quot;&quot;;COUNTIF([Rollefordeling.$F$2:.$F$1001]; [.C$2]&amp;&quot;,&quot;&amp;[.$A58]);&quot;&quot;)">
            <text:p/>
          </table:table-cell>
          <table:table-cell table:formula="of:=IF([.C58]&lt;&gt;&quot;&quot;;COUNTIF([Rollefordeling.$F$2:.$F$1001]; [.D$2]&amp;&quot;,&quot;&amp;[.$A58]);&quot;&quot;)">
            <text:p/>
          </table:table-cell>
          <table:table-cell table:formula="of:=IF([.D58]&lt;&gt;&quot;&quot;;COUNTIF([Rollefordeling.$F$2:.$F$1001]; [.E$2]&amp;&quot;,&quot;&amp;[.$A58]);&quot;&quot;)">
            <text:p/>
          </table:table-cell>
        </table:table-row>
        <table:table-row table:style-name="ro1">
          <table:table-cell/>
          <table:table-cell table:formula="of:=IF([.A59]&lt;&gt;&quot;&quot;;COUNTIF([Rollefordeling.$F$2:.$F$1001]; [.B$2]&amp;&quot;,&quot;&amp;[.$A59]);&quot;&quot;)">
            <text:p/>
          </table:table-cell>
          <table:table-cell table:formula="of:=IF([.B59]&lt;&gt;&quot;&quot;;COUNTIF([Rollefordeling.$F$2:.$F$1001]; [.C$2]&amp;&quot;,&quot;&amp;[.$A59]);&quot;&quot;)">
            <text:p/>
          </table:table-cell>
          <table:table-cell table:formula="of:=IF([.C59]&lt;&gt;&quot;&quot;;COUNTIF([Rollefordeling.$F$2:.$F$1001]; [.D$2]&amp;&quot;,&quot;&amp;[.$A59]);&quot;&quot;)">
            <text:p/>
          </table:table-cell>
          <table:table-cell table:formula="of:=IF([.D59]&lt;&gt;&quot;&quot;;COUNTIF([Rollefordeling.$F$2:.$F$1001]; [.E$2]&amp;&quot;,&quot;&amp;[.$A59]);&quot;&quot;)">
            <text:p/>
          </table:table-cell>
        </table:table-row>
        <table:table-row table:style-name="ro1">
          <table:table-cell/>
          <table:table-cell table:formula="of:=IF([.A60]&lt;&gt;&quot;&quot;;COUNTIF([Rollefordeling.$F$2:.$F$1001]; [.B$2]&amp;&quot;,&quot;&amp;[.$A60]);&quot;&quot;)">
            <text:p/>
          </table:table-cell>
          <table:table-cell table:formula="of:=IF([.B60]&lt;&gt;&quot;&quot;;COUNTIF([Rollefordeling.$F$2:.$F$1001]; [.C$2]&amp;&quot;,&quot;&amp;[.$A60]);&quot;&quot;)">
            <text:p/>
          </table:table-cell>
          <table:table-cell table:formula="of:=IF([.C60]&lt;&gt;&quot;&quot;;COUNTIF([Rollefordeling.$F$2:.$F$1001]; [.D$2]&amp;&quot;,&quot;&amp;[.$A60]);&quot;&quot;)">
            <text:p/>
          </table:table-cell>
          <table:table-cell table:formula="of:=IF([.D60]&lt;&gt;&quot;&quot;;COUNTIF([Rollefordeling.$F$2:.$F$1001]; [.E$2]&amp;&quot;,&quot;&amp;[.$A60]);&quot;&quot;)">
            <text:p/>
          </table:table-cell>
        </table:table-row>
        <table:table-row table:style-name="ro1">
          <table:table-cell/>
          <table:table-cell table:formula="of:=IF([.A61]&lt;&gt;&quot;&quot;;COUNTIF([Rollefordeling.$F$2:.$F$1001]; [.B$2]&amp;&quot;,&quot;&amp;[.$A61]);&quot;&quot;)">
            <text:p/>
          </table:table-cell>
          <table:table-cell table:formula="of:=IF([.B61]&lt;&gt;&quot;&quot;;COUNTIF([Rollefordeling.$F$2:.$F$1001]; [.C$2]&amp;&quot;,&quot;&amp;[.$A61]);&quot;&quot;)">
            <text:p/>
          </table:table-cell>
          <table:table-cell table:formula="of:=IF([.C61]&lt;&gt;&quot;&quot;;COUNTIF([Rollefordeling.$F$2:.$F$1001]; [.D$2]&amp;&quot;,&quot;&amp;[.$A61]);&quot;&quot;)">
            <text:p/>
          </table:table-cell>
          <table:table-cell table:formula="of:=IF([.D61]&lt;&gt;&quot;&quot;;COUNTIF([Rollefordeling.$F$2:.$F$1001]; [.E$2]&amp;&quot;,&quot;&amp;[.$A61]);&quot;&quot;)">
            <text:p/>
          </table:table-cell>
        </table:table-row>
        <table:table-row table:style-name="ro1">
          <table:table-cell/>
          <table:table-cell table:formula="of:=IF([.A62]&lt;&gt;&quot;&quot;;COUNTIF([Rollefordeling.$F$2:.$F$1001]; [.B$2]&amp;&quot;,&quot;&amp;[.$A62]);&quot;&quot;)">
            <text:p/>
          </table:table-cell>
          <table:table-cell table:formula="of:=IF([.B62]&lt;&gt;&quot;&quot;;COUNTIF([Rollefordeling.$F$2:.$F$1001]; [.C$2]&amp;&quot;,&quot;&amp;[.$A62]);&quot;&quot;)">
            <text:p/>
          </table:table-cell>
          <table:table-cell table:formula="of:=IF([.C62]&lt;&gt;&quot;&quot;;COUNTIF([Rollefordeling.$F$2:.$F$1001]; [.D$2]&amp;&quot;,&quot;&amp;[.$A62]);&quot;&quot;)">
            <text:p/>
          </table:table-cell>
          <table:table-cell table:formula="of:=IF([.D62]&lt;&gt;&quot;&quot;;COUNTIF([Rollefordeling.$F$2:.$F$1001]; [.E$2]&amp;&quot;,&quot;&amp;[.$A62]);&quot;&quot;)">
            <text:p/>
          </table:table-cell>
        </table:table-row>
        <table:table-row table:style-name="ro1">
          <table:table-cell/>
          <table:table-cell table:formula="of:=IF([.A63]&lt;&gt;&quot;&quot;;COUNTIF([Rollefordeling.$F$2:.$F$1001]; [.B$2]&amp;&quot;,&quot;&amp;[.$A63]);&quot;&quot;)">
            <text:p/>
          </table:table-cell>
          <table:table-cell table:formula="of:=IF([.B63]&lt;&gt;&quot;&quot;;COUNTIF([Rollefordeling.$F$2:.$F$1001]; [.C$2]&amp;&quot;,&quot;&amp;[.$A63]);&quot;&quot;)">
            <text:p/>
          </table:table-cell>
          <table:table-cell table:formula="of:=IF([.C63]&lt;&gt;&quot;&quot;;COUNTIF([Rollefordeling.$F$2:.$F$1001]; [.D$2]&amp;&quot;,&quot;&amp;[.$A63]);&quot;&quot;)">
            <text:p/>
          </table:table-cell>
          <table:table-cell table:formula="of:=IF([.D63]&lt;&gt;&quot;&quot;;COUNTIF([Rollefordeling.$F$2:.$F$1001]; [.E$2]&amp;&quot;,&quot;&amp;[.$A63]);&quot;&quot;)">
            <text:p/>
          </table:table-cell>
        </table:table-row>
        <table:table-row table:style-name="ro1">
          <table:table-cell/>
          <table:table-cell table:formula="of:=IF([.A64]&lt;&gt;&quot;&quot;;COUNTIF([Rollefordeling.$F$2:.$F$1001]; [.B$2]&amp;&quot;,&quot;&amp;[.$A64]);&quot;&quot;)">
            <text:p/>
          </table:table-cell>
          <table:table-cell table:formula="of:=IF([.B64]&lt;&gt;&quot;&quot;;COUNTIF([Rollefordeling.$F$2:.$F$1001]; [.C$2]&amp;&quot;,&quot;&amp;[.$A64]);&quot;&quot;)">
            <text:p/>
          </table:table-cell>
          <table:table-cell table:formula="of:=IF([.C64]&lt;&gt;&quot;&quot;;COUNTIF([Rollefordeling.$F$2:.$F$1001]; [.D$2]&amp;&quot;,&quot;&amp;[.$A64]);&quot;&quot;)">
            <text:p/>
          </table:table-cell>
          <table:table-cell table:formula="of:=IF([.D64]&lt;&gt;&quot;&quot;;COUNTIF([Rollefordeling.$F$2:.$F$1001]; [.E$2]&amp;&quot;,&quot;&amp;[.$A64]);&quot;&quot;)">
            <text:p/>
          </table:table-cell>
        </table:table-row>
        <table:table-row table:style-name="ro1">
          <table:table-cell/>
          <table:table-cell table:formula="of:=IF([.A65]&lt;&gt;&quot;&quot;;COUNTIF([Rollefordeling.$F$2:.$F$1001]; [.B$2]&amp;&quot;,&quot;&amp;[.$A65]);&quot;&quot;)">
            <text:p/>
          </table:table-cell>
          <table:table-cell table:formula="of:=IF([.B65]&lt;&gt;&quot;&quot;;COUNTIF([Rollefordeling.$F$2:.$F$1001]; [.C$2]&amp;&quot;,&quot;&amp;[.$A65]);&quot;&quot;)">
            <text:p/>
          </table:table-cell>
          <table:table-cell table:formula="of:=IF([.C65]&lt;&gt;&quot;&quot;;COUNTIF([Rollefordeling.$F$2:.$F$1001]; [.D$2]&amp;&quot;,&quot;&amp;[.$A65]);&quot;&quot;)">
            <text:p/>
          </table:table-cell>
          <table:table-cell table:formula="of:=IF([.D65]&lt;&gt;&quot;&quot;;COUNTIF([Rollefordeling.$F$2:.$F$1001]; [.E$2]&amp;&quot;,&quot;&amp;[.$A65]);&quot;&quot;)">
            <text:p/>
          </table:table-cell>
        </table:table-row>
        <table:table-row table:style-name="ro1">
          <table:table-cell/>
          <table:table-cell table:formula="of:=IF([.A66]&lt;&gt;&quot;&quot;;COUNTIF([Rollefordeling.$F$2:.$F$1001]; [.B$2]&amp;&quot;,&quot;&amp;[.$A66]);&quot;&quot;)">
            <text:p/>
          </table:table-cell>
          <table:table-cell table:formula="of:=IF([.B66]&lt;&gt;&quot;&quot;;COUNTIF([Rollefordeling.$F$2:.$F$1001]; [.C$2]&amp;&quot;,&quot;&amp;[.$A66]);&quot;&quot;)">
            <text:p/>
          </table:table-cell>
          <table:table-cell table:formula="of:=IF([.C66]&lt;&gt;&quot;&quot;;COUNTIF([Rollefordeling.$F$2:.$F$1001]; [.D$2]&amp;&quot;,&quot;&amp;[.$A66]);&quot;&quot;)">
            <text:p/>
          </table:table-cell>
          <table:table-cell table:formula="of:=IF([.D66]&lt;&gt;&quot;&quot;;COUNTIF([Rollefordeling.$F$2:.$F$1001]; [.E$2]&amp;&quot;,&quot;&amp;[.$A66]);&quot;&quot;)">
            <text:p/>
          </table:table-cell>
        </table:table-row>
        <table:table-row table:style-name="ro1">
          <table:table-cell/>
          <table:table-cell table:formula="of:=IF([.A67]&lt;&gt;&quot;&quot;;COUNTIF([Rollefordeling.$F$2:.$F$1001]; [.B$2]&amp;&quot;,&quot;&amp;[.$A67]);&quot;&quot;)">
            <text:p/>
          </table:table-cell>
          <table:table-cell table:formula="of:=IF([.B67]&lt;&gt;&quot;&quot;;COUNTIF([Rollefordeling.$F$2:.$F$1001]; [.C$2]&amp;&quot;,&quot;&amp;[.$A67]);&quot;&quot;)">
            <text:p/>
          </table:table-cell>
          <table:table-cell table:formula="of:=IF([.C67]&lt;&gt;&quot;&quot;;COUNTIF([Rollefordeling.$F$2:.$F$1001]; [.D$2]&amp;&quot;,&quot;&amp;[.$A67]);&quot;&quot;)">
            <text:p/>
          </table:table-cell>
          <table:table-cell table:formula="of:=IF([.D67]&lt;&gt;&quot;&quot;;COUNTIF([Rollefordeling.$F$2:.$F$1001]; [.E$2]&amp;&quot;,&quot;&amp;[.$A67]);&quot;&quot;)">
            <text:p/>
          </table:table-cell>
        </table:table-row>
        <table:table-row table:style-name="ro1">
          <table:table-cell/>
          <table:table-cell table:formula="of:=IF([.A68]&lt;&gt;&quot;&quot;;COUNTIF([Rollefordeling.$F$2:.$F$1001]; [.B$2]&amp;&quot;,&quot;&amp;[.$A68]);&quot;&quot;)">
            <text:p/>
          </table:table-cell>
          <table:table-cell table:formula="of:=IF([.B68]&lt;&gt;&quot;&quot;;COUNTIF([Rollefordeling.$F$2:.$F$1001]; [.C$2]&amp;&quot;,&quot;&amp;[.$A68]);&quot;&quot;)">
            <text:p/>
          </table:table-cell>
          <table:table-cell table:formula="of:=IF([.C68]&lt;&gt;&quot;&quot;;COUNTIF([Rollefordeling.$F$2:.$F$1001]; [.D$2]&amp;&quot;,&quot;&amp;[.$A68]);&quot;&quot;)">
            <text:p/>
          </table:table-cell>
          <table:table-cell table:formula="of:=IF([.D68]&lt;&gt;&quot;&quot;;COUNTIF([Rollefordeling.$F$2:.$F$1001]; [.E$2]&amp;&quot;,&quot;&amp;[.$A68]);&quot;&quot;)">
            <text:p/>
          </table:table-cell>
        </table:table-row>
        <table:table-row table:style-name="ro1">
          <table:table-cell/>
          <table:table-cell table:formula="of:=IF([.A69]&lt;&gt;&quot;&quot;;COUNTIF([Rollefordeling.$F$2:.$F$1001]; [.B$2]&amp;&quot;,&quot;&amp;[.$A69]);&quot;&quot;)">
            <text:p/>
          </table:table-cell>
          <table:table-cell table:formula="of:=IF([.B69]&lt;&gt;&quot;&quot;;COUNTIF([Rollefordeling.$F$2:.$F$1001]; [.C$2]&amp;&quot;,&quot;&amp;[.$A69]);&quot;&quot;)">
            <text:p/>
          </table:table-cell>
          <table:table-cell table:formula="of:=IF([.C69]&lt;&gt;&quot;&quot;;COUNTIF([Rollefordeling.$F$2:.$F$1001]; [.D$2]&amp;&quot;,&quot;&amp;[.$A69]);&quot;&quot;)">
            <text:p/>
          </table:table-cell>
          <table:table-cell table:formula="of:=IF([.D69]&lt;&gt;&quot;&quot;;COUNTIF([Rollefordeling.$F$2:.$F$1001]; [.E$2]&amp;&quot;,&quot;&amp;[.$A69]);&quot;&quot;)">
            <text:p/>
          </table:table-cell>
        </table:table-row>
        <table:table-row table:style-name="ro1">
          <table:table-cell/>
          <table:table-cell table:formula="of:=IF([.A70]&lt;&gt;&quot;&quot;;COUNTIF([Rollefordeling.$F$2:.$F$1001]; [.B$2]&amp;&quot;,&quot;&amp;[.$A70]);&quot;&quot;)">
            <text:p/>
          </table:table-cell>
          <table:table-cell table:formula="of:=IF([.B70]&lt;&gt;&quot;&quot;;COUNTIF([Rollefordeling.$F$2:.$F$1001]; [.C$2]&amp;&quot;,&quot;&amp;[.$A70]);&quot;&quot;)">
            <text:p/>
          </table:table-cell>
          <table:table-cell table:formula="of:=IF([.C70]&lt;&gt;&quot;&quot;;COUNTIF([Rollefordeling.$F$2:.$F$1001]; [.D$2]&amp;&quot;,&quot;&amp;[.$A70]);&quot;&quot;)">
            <text:p/>
          </table:table-cell>
          <table:table-cell table:formula="of:=IF([.D70]&lt;&gt;&quot;&quot;;COUNTIF([Rollefordeling.$F$2:.$F$1001]; [.E$2]&amp;&quot;,&quot;&amp;[.$A70]);&quot;&quot;)">
            <text:p/>
          </table:table-cell>
        </table:table-row>
        <table:table-row table:style-name="ro1">
          <table:table-cell/>
          <table:table-cell table:formula="of:=IF([.A71]&lt;&gt;&quot;&quot;;COUNTIF([Rollefordeling.$F$2:.$F$1001]; [.B$2]&amp;&quot;,&quot;&amp;[.$A71]);&quot;&quot;)">
            <text:p/>
          </table:table-cell>
          <table:table-cell table:formula="of:=IF([.B71]&lt;&gt;&quot;&quot;;COUNTIF([Rollefordeling.$F$2:.$F$1001]; [.C$2]&amp;&quot;,&quot;&amp;[.$A71]);&quot;&quot;)">
            <text:p/>
          </table:table-cell>
          <table:table-cell table:formula="of:=IF([.C71]&lt;&gt;&quot;&quot;;COUNTIF([Rollefordeling.$F$2:.$F$1001]; [.D$2]&amp;&quot;,&quot;&amp;[.$A71]);&quot;&quot;)">
            <text:p/>
          </table:table-cell>
          <table:table-cell table:formula="of:=IF([.D71]&lt;&gt;&quot;&quot;;COUNTIF([Rollefordeling.$F$2:.$F$1001]; [.E$2]&amp;&quot;,&quot;&amp;[.$A71]);&quot;&quot;)">
            <text:p/>
          </table:table-cell>
        </table:table-row>
        <table:table-row table:style-name="ro1">
          <table:table-cell/>
          <table:table-cell table:formula="of:=IF([.A72]&lt;&gt;&quot;&quot;;COUNTIF([Rollefordeling.$F$2:.$F$1001]; [.B$2]&amp;&quot;,&quot;&amp;[.$A72]);&quot;&quot;)">
            <text:p/>
          </table:table-cell>
          <table:table-cell table:formula="of:=IF([.B72]&lt;&gt;&quot;&quot;;COUNTIF([Rollefordeling.$F$2:.$F$1001]; [.C$2]&amp;&quot;,&quot;&amp;[.$A72]);&quot;&quot;)">
            <text:p/>
          </table:table-cell>
          <table:table-cell table:formula="of:=IF([.C72]&lt;&gt;&quot;&quot;;COUNTIF([Rollefordeling.$F$2:.$F$1001]; [.D$2]&amp;&quot;,&quot;&amp;[.$A72]);&quot;&quot;)">
            <text:p/>
          </table:table-cell>
          <table:table-cell table:formula="of:=IF([.D72]&lt;&gt;&quot;&quot;;COUNTIF([Rollefordeling.$F$2:.$F$1001]; [.E$2]&amp;&quot;,&quot;&amp;[.$A72]);&quot;&quot;)">
            <text:p/>
          </table:table-cell>
        </table:table-row>
        <table:table-row table:style-name="ro1">
          <table:table-cell/>
          <table:table-cell table:formula="of:=IF([.A73]&lt;&gt;&quot;&quot;;COUNTIF([Rollefordeling.$F$2:.$F$1001]; [.B$2]&amp;&quot;,&quot;&amp;[.$A73]);&quot;&quot;)">
            <text:p/>
          </table:table-cell>
          <table:table-cell table:formula="of:=IF([.B73]&lt;&gt;&quot;&quot;;COUNTIF([Rollefordeling.$F$2:.$F$1001]; [.C$2]&amp;&quot;,&quot;&amp;[.$A73]);&quot;&quot;)">
            <text:p/>
          </table:table-cell>
          <table:table-cell table:formula="of:=IF([.C73]&lt;&gt;&quot;&quot;;COUNTIF([Rollefordeling.$F$2:.$F$1001]; [.D$2]&amp;&quot;,&quot;&amp;[.$A73]);&quot;&quot;)">
            <text:p/>
          </table:table-cell>
          <table:table-cell table:formula="of:=IF([.D73]&lt;&gt;&quot;&quot;;COUNTIF([Rollefordeling.$F$2:.$F$1001]; [.E$2]&amp;&quot;,&quot;&amp;[.$A73]);&quot;&quot;)">
            <text:p/>
          </table:table-cell>
        </table:table-row>
        <table:table-row table:style-name="ro1">
          <table:table-cell/>
          <table:table-cell table:formula="of:=IF([.A74]&lt;&gt;&quot;&quot;;COUNTIF([Rollefordeling.$F$2:.$F$1001]; [.B$2]&amp;&quot;,&quot;&amp;[.$A74]);&quot;&quot;)">
            <text:p/>
          </table:table-cell>
          <table:table-cell table:formula="of:=IF([.B74]&lt;&gt;&quot;&quot;;COUNTIF([Rollefordeling.$F$2:.$F$1001]; [.C$2]&amp;&quot;,&quot;&amp;[.$A74]);&quot;&quot;)">
            <text:p/>
          </table:table-cell>
          <table:table-cell table:formula="of:=IF([.C74]&lt;&gt;&quot;&quot;;COUNTIF([Rollefordeling.$F$2:.$F$1001]; [.D$2]&amp;&quot;,&quot;&amp;[.$A74]);&quot;&quot;)">
            <text:p/>
          </table:table-cell>
          <table:table-cell table:formula="of:=IF([.D74]&lt;&gt;&quot;&quot;;COUNTIF([Rollefordeling.$F$2:.$F$1001]; [.E$2]&amp;&quot;,&quot;&amp;[.$A74]);&quot;&quot;)">
            <text:p/>
          </table:table-cell>
        </table:table-row>
        <table:table-row table:style-name="ro1">
          <table:table-cell/>
          <table:table-cell table:formula="of:=IF([.A75]&lt;&gt;&quot;&quot;;COUNTIF([Rollefordeling.$F$2:.$F$1001]; [.B$2]&amp;&quot;,&quot;&amp;[.$A75]);&quot;&quot;)">
            <text:p/>
          </table:table-cell>
          <table:table-cell table:formula="of:=IF([.B75]&lt;&gt;&quot;&quot;;COUNTIF([Rollefordeling.$F$2:.$F$1001]; [.C$2]&amp;&quot;,&quot;&amp;[.$A75]);&quot;&quot;)">
            <text:p/>
          </table:table-cell>
          <table:table-cell table:formula="of:=IF([.C75]&lt;&gt;&quot;&quot;;COUNTIF([Rollefordeling.$F$2:.$F$1001]; [.D$2]&amp;&quot;,&quot;&amp;[.$A75]);&quot;&quot;)">
            <text:p/>
          </table:table-cell>
          <table:table-cell table:formula="of:=IF([.D75]&lt;&gt;&quot;&quot;;COUNTIF([Rollefordeling.$F$2:.$F$1001]; [.E$2]&amp;&quot;,&quot;&amp;[.$A75]);&quot;&quot;)">
            <text:p/>
          </table:table-cell>
        </table:table-row>
        <table:table-row table:style-name="ro1">
          <table:table-cell/>
          <table:table-cell table:formula="of:=IF([.A76]&lt;&gt;&quot;&quot;;COUNTIF([Rollefordeling.$F$2:.$F$1001]; [.B$2]&amp;&quot;,&quot;&amp;[.$A76]);&quot;&quot;)">
            <text:p/>
          </table:table-cell>
          <table:table-cell table:formula="of:=IF([.B76]&lt;&gt;&quot;&quot;;COUNTIF([Rollefordeling.$F$2:.$F$1001]; [.C$2]&amp;&quot;,&quot;&amp;[.$A76]);&quot;&quot;)">
            <text:p/>
          </table:table-cell>
          <table:table-cell table:formula="of:=IF([.C76]&lt;&gt;&quot;&quot;;COUNTIF([Rollefordeling.$F$2:.$F$1001]; [.D$2]&amp;&quot;,&quot;&amp;[.$A76]);&quot;&quot;)">
            <text:p/>
          </table:table-cell>
          <table:table-cell table:formula="of:=IF([.D76]&lt;&gt;&quot;&quot;;COUNTIF([Rollefordeling.$F$2:.$F$1001]; [.E$2]&amp;&quot;,&quot;&amp;[.$A76]);&quot;&quot;)">
            <text:p/>
          </table:table-cell>
        </table:table-row>
        <table:table-row table:style-name="ro1">
          <table:table-cell/>
          <table:table-cell table:formula="of:=IF([.A77]&lt;&gt;&quot;&quot;;COUNTIF([Rollefordeling.$F$2:.$F$1001]; [.B$2]&amp;&quot;,&quot;&amp;[.$A77]);&quot;&quot;)">
            <text:p/>
          </table:table-cell>
          <table:table-cell table:formula="of:=IF([.B77]&lt;&gt;&quot;&quot;;COUNTIF([Rollefordeling.$F$2:.$F$1001]; [.C$2]&amp;&quot;,&quot;&amp;[.$A77]);&quot;&quot;)">
            <text:p/>
          </table:table-cell>
          <table:table-cell table:formula="of:=IF([.C77]&lt;&gt;&quot;&quot;;COUNTIF([Rollefordeling.$F$2:.$F$1001]; [.D$2]&amp;&quot;,&quot;&amp;[.$A77]);&quot;&quot;)">
            <text:p/>
          </table:table-cell>
          <table:table-cell table:formula="of:=IF([.D77]&lt;&gt;&quot;&quot;;COUNTIF([Rollefordeling.$F$2:.$F$1001]; [.E$2]&amp;&quot;,&quot;&amp;[.$A77]);&quot;&quot;)">
            <text:p/>
          </table:table-cell>
        </table:table-row>
        <table:table-row table:style-name="ro1">
          <table:table-cell/>
          <table:table-cell table:formula="of:=IF([.A78]&lt;&gt;&quot;&quot;;COUNTIF([Rollefordeling.$F$2:.$F$1001]; [.B$2]&amp;&quot;,&quot;&amp;[.$A78]);&quot;&quot;)">
            <text:p/>
          </table:table-cell>
          <table:table-cell table:formula="of:=IF([.B78]&lt;&gt;&quot;&quot;;COUNTIF([Rollefordeling.$F$2:.$F$1001]; [.C$2]&amp;&quot;,&quot;&amp;[.$A78]);&quot;&quot;)">
            <text:p/>
          </table:table-cell>
          <table:table-cell table:formula="of:=IF([.C78]&lt;&gt;&quot;&quot;;COUNTIF([Rollefordeling.$F$2:.$F$1001]; [.D$2]&amp;&quot;,&quot;&amp;[.$A78]);&quot;&quot;)">
            <text:p/>
          </table:table-cell>
          <table:table-cell table:formula="of:=IF([.D78]&lt;&gt;&quot;&quot;;COUNTIF([Rollefordeling.$F$2:.$F$1001]; [.E$2]&amp;&quot;,&quot;&amp;[.$A78]);&quot;&quot;)">
            <text:p/>
          </table:table-cell>
        </table:table-row>
        <table:table-row table:style-name="ro1">
          <table:table-cell/>
          <table:table-cell table:formula="of:=IF([.A79]&lt;&gt;&quot;&quot;;COUNTIF([Rollefordeling.$F$2:.$F$1001]; [.B$2]&amp;&quot;,&quot;&amp;[.$A79]);&quot;&quot;)">
            <text:p/>
          </table:table-cell>
          <table:table-cell table:formula="of:=IF([.B79]&lt;&gt;&quot;&quot;;COUNTIF([Rollefordeling.$F$2:.$F$1001]; [.C$2]&amp;&quot;,&quot;&amp;[.$A79]);&quot;&quot;)">
            <text:p/>
          </table:table-cell>
          <table:table-cell table:formula="of:=IF([.C79]&lt;&gt;&quot;&quot;;COUNTIF([Rollefordeling.$F$2:.$F$1001]; [.D$2]&amp;&quot;,&quot;&amp;[.$A79]);&quot;&quot;)">
            <text:p/>
          </table:table-cell>
          <table:table-cell table:formula="of:=IF([.D79]&lt;&gt;&quot;&quot;;COUNTIF([Rollefordeling.$F$2:.$F$1001]; [.E$2]&amp;&quot;,&quot;&amp;[.$A79]);&quot;&quot;)">
            <text:p/>
          </table:table-cell>
        </table:table-row>
        <table:table-row table:style-name="ro1">
          <table:table-cell/>
          <table:table-cell table:formula="of:=IF([.A80]&lt;&gt;&quot;&quot;;COUNTIF([Rollefordeling.$F$2:.$F$1001]; [.B$2]&amp;&quot;,&quot;&amp;[.$A80]);&quot;&quot;)">
            <text:p/>
          </table:table-cell>
          <table:table-cell table:formula="of:=IF([.B80]&lt;&gt;&quot;&quot;;COUNTIF([Rollefordeling.$F$2:.$F$1001]; [.C$2]&amp;&quot;,&quot;&amp;[.$A80]);&quot;&quot;)">
            <text:p/>
          </table:table-cell>
          <table:table-cell table:formula="of:=IF([.C80]&lt;&gt;&quot;&quot;;COUNTIF([Rollefordeling.$F$2:.$F$1001]; [.D$2]&amp;&quot;,&quot;&amp;[.$A80]);&quot;&quot;)">
            <text:p/>
          </table:table-cell>
          <table:table-cell table:formula="of:=IF([.D80]&lt;&gt;&quot;&quot;;COUNTIF([Rollefordeling.$F$2:.$F$1001]; [.E$2]&amp;&quot;,&quot;&amp;[.$A80]);&quot;&quot;)">
            <text:p/>
          </table:table-cell>
        </table:table-row>
        <table:table-row table:style-name="ro1">
          <table:table-cell/>
          <table:table-cell table:formula="of:=IF([.A81]&lt;&gt;&quot;&quot;;COUNTIF([Rollefordeling.$F$2:.$F$1001]; [.B$2]&amp;&quot;,&quot;&amp;[.$A81]);&quot;&quot;)">
            <text:p/>
          </table:table-cell>
          <table:table-cell table:formula="of:=IF([.B81]&lt;&gt;&quot;&quot;;COUNTIF([Rollefordeling.$F$2:.$F$1001]; [.C$2]&amp;&quot;,&quot;&amp;[.$A81]);&quot;&quot;)">
            <text:p/>
          </table:table-cell>
          <table:table-cell table:formula="of:=IF([.C81]&lt;&gt;&quot;&quot;;COUNTIF([Rollefordeling.$F$2:.$F$1001]; [.D$2]&amp;&quot;,&quot;&amp;[.$A81]);&quot;&quot;)">
            <text:p/>
          </table:table-cell>
          <table:table-cell table:formula="of:=IF([.D81]&lt;&gt;&quot;&quot;;COUNTIF([Rollefordeling.$F$2:.$F$1001]; [.E$2]&amp;&quot;,&quot;&amp;[.$A81]);&quot;&quot;)">
            <text:p/>
          </table:table-cell>
        </table:table-row>
        <table:table-row table:style-name="ro1">
          <table:table-cell/>
          <table:table-cell table:formula="of:=IF([.A82]&lt;&gt;&quot;&quot;;COUNTIF([Rollefordeling.$F$2:.$F$1001]; [.B$2]&amp;&quot;,&quot;&amp;[.$A82]);&quot;&quot;)">
            <text:p/>
          </table:table-cell>
          <table:table-cell table:formula="of:=IF([.B82]&lt;&gt;&quot;&quot;;COUNTIF([Rollefordeling.$F$2:.$F$1001]; [.C$2]&amp;&quot;,&quot;&amp;[.$A82]);&quot;&quot;)">
            <text:p/>
          </table:table-cell>
          <table:table-cell table:formula="of:=IF([.C82]&lt;&gt;&quot;&quot;;COUNTIF([Rollefordeling.$F$2:.$F$1001]; [.D$2]&amp;&quot;,&quot;&amp;[.$A82]);&quot;&quot;)">
            <text:p/>
          </table:table-cell>
          <table:table-cell table:formula="of:=IF([.D82]&lt;&gt;&quot;&quot;;COUNTIF([Rollefordeling.$F$2:.$F$1001]; [.E$2]&amp;&quot;,&quot;&amp;[.$A82]);&quot;&quot;)">
            <text:p/>
          </table:table-cell>
        </table:table-row>
        <table:table-row table:style-name="ro1">
          <table:table-cell/>
          <table:table-cell table:formula="of:=IF([.A83]&lt;&gt;&quot;&quot;;COUNTIF([Rollefordeling.$F$2:.$F$1001]; [.B$2]&amp;&quot;,&quot;&amp;[.$A83]);&quot;&quot;)">
            <text:p/>
          </table:table-cell>
          <table:table-cell table:formula="of:=IF([.B83]&lt;&gt;&quot;&quot;;COUNTIF([Rollefordeling.$F$2:.$F$1001]; [.C$2]&amp;&quot;,&quot;&amp;[.$A83]);&quot;&quot;)">
            <text:p/>
          </table:table-cell>
          <table:table-cell table:formula="of:=IF([.C83]&lt;&gt;&quot;&quot;;COUNTIF([Rollefordeling.$F$2:.$F$1001]; [.D$2]&amp;&quot;,&quot;&amp;[.$A83]);&quot;&quot;)">
            <text:p/>
          </table:table-cell>
          <table:table-cell table:formula="of:=IF([.D83]&lt;&gt;&quot;&quot;;COUNTIF([Rollefordeling.$F$2:.$F$1001]; [.E$2]&amp;&quot;,&quot;&amp;[.$A83]);&quot;&quot;)">
            <text:p/>
          </table:table-cell>
        </table:table-row>
        <table:table-row table:style-name="ro1">
          <table:table-cell/>
          <table:table-cell table:formula="of:=IF([.A84]&lt;&gt;&quot;&quot;;COUNTIF([Rollefordeling.$F$2:.$F$1001]; [.B$2]&amp;&quot;,&quot;&amp;[.$A84]);&quot;&quot;)">
            <text:p/>
          </table:table-cell>
          <table:table-cell table:formula="of:=IF([.B84]&lt;&gt;&quot;&quot;;COUNTIF([Rollefordeling.$F$2:.$F$1001]; [.C$2]&amp;&quot;,&quot;&amp;[.$A84]);&quot;&quot;)">
            <text:p/>
          </table:table-cell>
          <table:table-cell table:formula="of:=IF([.C84]&lt;&gt;&quot;&quot;;COUNTIF([Rollefordeling.$F$2:.$F$1001]; [.D$2]&amp;&quot;,&quot;&amp;[.$A84]);&quot;&quot;)">
            <text:p/>
          </table:table-cell>
          <table:table-cell table:formula="of:=IF([.D84]&lt;&gt;&quot;&quot;;COUNTIF([Rollefordeling.$F$2:.$F$1001]; [.E$2]&amp;&quot;,&quot;&amp;[.$A84]);&quot;&quot;)">
            <text:p/>
          </table:table-cell>
        </table:table-row>
        <table:table-row table:style-name="ro1">
          <table:table-cell/>
          <table:table-cell table:formula="of:=IF([.A85]&lt;&gt;&quot;&quot;;COUNTIF([Rollefordeling.$F$2:.$F$1001]; [.B$2]&amp;&quot;,&quot;&amp;[.$A85]);&quot;&quot;)">
            <text:p/>
          </table:table-cell>
          <table:table-cell table:formula="of:=IF([.B85]&lt;&gt;&quot;&quot;;COUNTIF([Rollefordeling.$F$2:.$F$1001]; [.C$2]&amp;&quot;,&quot;&amp;[.$A85]);&quot;&quot;)">
            <text:p/>
          </table:table-cell>
          <table:table-cell table:formula="of:=IF([.C85]&lt;&gt;&quot;&quot;;COUNTIF([Rollefordeling.$F$2:.$F$1001]; [.D$2]&amp;&quot;,&quot;&amp;[.$A85]);&quot;&quot;)">
            <text:p/>
          </table:table-cell>
          <table:table-cell table:formula="of:=IF([.D85]&lt;&gt;&quot;&quot;;COUNTIF([Rollefordeling.$F$2:.$F$1001]; [.E$2]&amp;&quot;,&quot;&amp;[.$A85]);&quot;&quot;)">
            <text:p/>
          </table:table-cell>
        </table:table-row>
        <table:table-row table:style-name="ro1">
          <table:table-cell/>
          <table:table-cell table:formula="of:=IF([.A86]&lt;&gt;&quot;&quot;;COUNTIF([Rollefordeling.$F$2:.$F$1001]; [.B$2]&amp;&quot;,&quot;&amp;[.$A86]);&quot;&quot;)">
            <text:p/>
          </table:table-cell>
          <table:table-cell table:formula="of:=IF([.B86]&lt;&gt;&quot;&quot;;COUNTIF([Rollefordeling.$F$2:.$F$1001]; [.C$2]&amp;&quot;,&quot;&amp;[.$A86]);&quot;&quot;)">
            <text:p/>
          </table:table-cell>
          <table:table-cell table:formula="of:=IF([.C86]&lt;&gt;&quot;&quot;;COUNTIF([Rollefordeling.$F$2:.$F$1001]; [.D$2]&amp;&quot;,&quot;&amp;[.$A86]);&quot;&quot;)">
            <text:p/>
          </table:table-cell>
          <table:table-cell table:formula="of:=IF([.D86]&lt;&gt;&quot;&quot;;COUNTIF([Rollefordeling.$F$2:.$F$1001]; [.E$2]&amp;&quot;,&quot;&amp;[.$A86]);&quot;&quot;)">
            <text:p/>
          </table:table-cell>
        </table:table-row>
        <table:table-row table:style-name="ro1">
          <table:table-cell/>
          <table:table-cell table:formula="of:=IF([.A87]&lt;&gt;&quot;&quot;;COUNTIF([Rollefordeling.$F$2:.$F$1001]; [.B$2]&amp;&quot;,&quot;&amp;[.$A87]);&quot;&quot;)">
            <text:p/>
          </table:table-cell>
          <table:table-cell table:formula="of:=IF([.B87]&lt;&gt;&quot;&quot;;COUNTIF([Rollefordeling.$F$2:.$F$1001]; [.C$2]&amp;&quot;,&quot;&amp;[.$A87]);&quot;&quot;)">
            <text:p/>
          </table:table-cell>
          <table:table-cell table:formula="of:=IF([.C87]&lt;&gt;&quot;&quot;;COUNTIF([Rollefordeling.$F$2:.$F$1001]; [.D$2]&amp;&quot;,&quot;&amp;[.$A87]);&quot;&quot;)">
            <text:p/>
          </table:table-cell>
          <table:table-cell table:formula="of:=IF([.D87]&lt;&gt;&quot;&quot;;COUNTIF([Rollefordeling.$F$2:.$F$1001]; [.E$2]&amp;&quot;,&quot;&amp;[.$A87]);&quot;&quot;)">
            <text:p/>
          </table:table-cell>
        </table:table-row>
        <table:table-row table:style-name="ro1">
          <table:table-cell/>
          <table:table-cell table:formula="of:=IF([.A88]&lt;&gt;&quot;&quot;;COUNTIF([Rollefordeling.$F$2:.$F$1001]; [.B$2]&amp;&quot;,&quot;&amp;[.$A88]);&quot;&quot;)">
            <text:p/>
          </table:table-cell>
          <table:table-cell table:formula="of:=IF([.B88]&lt;&gt;&quot;&quot;;COUNTIF([Rollefordeling.$F$2:.$F$1001]; [.C$2]&amp;&quot;,&quot;&amp;[.$A88]);&quot;&quot;)">
            <text:p/>
          </table:table-cell>
          <table:table-cell table:formula="of:=IF([.C88]&lt;&gt;&quot;&quot;;COUNTIF([Rollefordeling.$F$2:.$F$1001]; [.D$2]&amp;&quot;,&quot;&amp;[.$A88]);&quot;&quot;)">
            <text:p/>
          </table:table-cell>
          <table:table-cell table:formula="of:=IF([.D88]&lt;&gt;&quot;&quot;;COUNTIF([Rollefordeling.$F$2:.$F$1001]; [.E$2]&amp;&quot;,&quot;&amp;[.$A88]);&quot;&quot;)">
            <text:p/>
          </table:table-cell>
        </table:table-row>
        <table:table-row table:style-name="ro1">
          <table:table-cell/>
          <table:table-cell table:formula="of:=IF([.A89]&lt;&gt;&quot;&quot;;COUNTIF([Rollefordeling.$F$2:.$F$1001]; [.B$2]&amp;&quot;,&quot;&amp;[.$A89]);&quot;&quot;)">
            <text:p/>
          </table:table-cell>
          <table:table-cell table:formula="of:=IF([.B89]&lt;&gt;&quot;&quot;;COUNTIF([Rollefordeling.$F$2:.$F$1001]; [.C$2]&amp;&quot;,&quot;&amp;[.$A89]);&quot;&quot;)">
            <text:p/>
          </table:table-cell>
          <table:table-cell table:formula="of:=IF([.C89]&lt;&gt;&quot;&quot;;COUNTIF([Rollefordeling.$F$2:.$F$1001]; [.D$2]&amp;&quot;,&quot;&amp;[.$A89]);&quot;&quot;)">
            <text:p/>
          </table:table-cell>
          <table:table-cell table:formula="of:=IF([.D89]&lt;&gt;&quot;&quot;;COUNTIF([Rollefordeling.$F$2:.$F$1001]; [.E$2]&amp;&quot;,&quot;&amp;[.$A89]);&quot;&quot;)">
            <text:p/>
          </table:table-cell>
        </table:table-row>
        <table:table-row table:style-name="ro1">
          <table:table-cell/>
          <table:table-cell table:formula="of:=IF([.A90]&lt;&gt;&quot;&quot;;COUNTIF([Rollefordeling.$F$2:.$F$1001]; [.B$2]&amp;&quot;,&quot;&amp;[.$A90]);&quot;&quot;)">
            <text:p/>
          </table:table-cell>
          <table:table-cell table:formula="of:=IF([.B90]&lt;&gt;&quot;&quot;;COUNTIF([Rollefordeling.$F$2:.$F$1001]; [.C$2]&amp;&quot;,&quot;&amp;[.$A90]);&quot;&quot;)">
            <text:p/>
          </table:table-cell>
          <table:table-cell table:formula="of:=IF([.C90]&lt;&gt;&quot;&quot;;COUNTIF([Rollefordeling.$F$2:.$F$1001]; [.D$2]&amp;&quot;,&quot;&amp;[.$A90]);&quot;&quot;)">
            <text:p/>
          </table:table-cell>
          <table:table-cell table:formula="of:=IF([.D90]&lt;&gt;&quot;&quot;;COUNTIF([Rollefordeling.$F$2:.$F$1001]; [.E$2]&amp;&quot;,&quot;&amp;[.$A90]);&quot;&quot;)">
            <text:p/>
          </table:table-cell>
        </table:table-row>
        <table:table-row table:style-name="ro1">
          <table:table-cell/>
          <table:table-cell table:formula="of:=IF([.A91]&lt;&gt;&quot;&quot;;COUNTIF([Rollefordeling.$F$2:.$F$1001]; [.B$2]&amp;&quot;,&quot;&amp;[.$A91]);&quot;&quot;)">
            <text:p/>
          </table:table-cell>
          <table:table-cell table:formula="of:=IF([.B91]&lt;&gt;&quot;&quot;;COUNTIF([Rollefordeling.$F$2:.$F$1001]; [.C$2]&amp;&quot;,&quot;&amp;[.$A91]);&quot;&quot;)">
            <text:p/>
          </table:table-cell>
          <table:table-cell table:formula="of:=IF([.C91]&lt;&gt;&quot;&quot;;COUNTIF([Rollefordeling.$F$2:.$F$1001]; [.D$2]&amp;&quot;,&quot;&amp;[.$A91]);&quot;&quot;)">
            <text:p/>
          </table:table-cell>
          <table:table-cell table:formula="of:=IF([.D91]&lt;&gt;&quot;&quot;;COUNTIF([Rollefordeling.$F$2:.$F$1001]; [.E$2]&amp;&quot;,&quot;&amp;[.$A91]);&quot;&quot;)">
            <text:p/>
          </table:table-cell>
        </table:table-row>
        <table:table-row table:style-name="ro1">
          <table:table-cell/>
          <table:table-cell table:formula="of:=IF([.A92]&lt;&gt;&quot;&quot;;COUNTIF([Rollefordeling.$F$2:.$F$1001]; [.B$2]&amp;&quot;,&quot;&amp;[.$A92]);&quot;&quot;)">
            <text:p/>
          </table:table-cell>
          <table:table-cell table:formula="of:=IF([.B92]&lt;&gt;&quot;&quot;;COUNTIF([Rollefordeling.$F$2:.$F$1001]; [.C$2]&amp;&quot;,&quot;&amp;[.$A92]);&quot;&quot;)">
            <text:p/>
          </table:table-cell>
          <table:table-cell table:formula="of:=IF([.C92]&lt;&gt;&quot;&quot;;COUNTIF([Rollefordeling.$F$2:.$F$1001]; [.D$2]&amp;&quot;,&quot;&amp;[.$A92]);&quot;&quot;)">
            <text:p/>
          </table:table-cell>
          <table:table-cell table:formula="of:=IF([.D92]&lt;&gt;&quot;&quot;;COUNTIF([Rollefordeling.$F$2:.$F$1001]; [.E$2]&amp;&quot;,&quot;&amp;[.$A92]);&quot;&quot;)">
            <text:p/>
          </table:table-cell>
        </table:table-row>
        <table:table-row table:style-name="ro1">
          <table:table-cell/>
          <table:table-cell table:formula="of:=IF([.A93]&lt;&gt;&quot;&quot;;COUNTIF([Rollefordeling.$F$2:.$F$1001]; [.B$2]&amp;&quot;,&quot;&amp;[.$A93]);&quot;&quot;)">
            <text:p/>
          </table:table-cell>
          <table:table-cell table:formula="of:=IF([.B93]&lt;&gt;&quot;&quot;;COUNTIF([Rollefordeling.$F$2:.$F$1001]; [.C$2]&amp;&quot;,&quot;&amp;[.$A93]);&quot;&quot;)">
            <text:p/>
          </table:table-cell>
          <table:table-cell table:formula="of:=IF([.C93]&lt;&gt;&quot;&quot;;COUNTIF([Rollefordeling.$F$2:.$F$1001]; [.D$2]&amp;&quot;,&quot;&amp;[.$A93]);&quot;&quot;)">
            <text:p/>
          </table:table-cell>
          <table:table-cell table:formula="of:=IF([.D93]&lt;&gt;&quot;&quot;;COUNTIF([Rollefordeling.$F$2:.$F$1001]; [.E$2]&amp;&quot;,&quot;&amp;[.$A93]);&quot;&quot;)">
            <text:p/>
          </table:table-cell>
        </table:table-row>
        <table:table-row table:style-name="ro1">
          <table:table-cell/>
          <table:table-cell table:formula="of:=IF([.A94]&lt;&gt;&quot;&quot;;COUNTIF([Rollefordeling.$F$2:.$F$1001]; [.B$2]&amp;&quot;,&quot;&amp;[.$A94]);&quot;&quot;)">
            <text:p/>
          </table:table-cell>
          <table:table-cell table:formula="of:=IF([.B94]&lt;&gt;&quot;&quot;;COUNTIF([Rollefordeling.$F$2:.$F$1001]; [.C$2]&amp;&quot;,&quot;&amp;[.$A94]);&quot;&quot;)">
            <text:p/>
          </table:table-cell>
          <table:table-cell table:formula="of:=IF([.C94]&lt;&gt;&quot;&quot;;COUNTIF([Rollefordeling.$F$2:.$F$1001]; [.D$2]&amp;&quot;,&quot;&amp;[.$A94]);&quot;&quot;)">
            <text:p/>
          </table:table-cell>
          <table:table-cell table:formula="of:=IF([.D94]&lt;&gt;&quot;&quot;;COUNTIF([Rollefordeling.$F$2:.$F$1001]; [.E$2]&amp;&quot;,&quot;&amp;[.$A94]);&quot;&quot;)">
            <text:p/>
          </table:table-cell>
        </table:table-row>
        <table:table-row table:style-name="ro1">
          <table:table-cell/>
          <table:table-cell table:formula="of:=IF([.A95]&lt;&gt;&quot;&quot;;COUNTIF([Rollefordeling.$F$2:.$F$1001]; [.B$2]&amp;&quot;,&quot;&amp;[.$A95]);&quot;&quot;)">
            <text:p/>
          </table:table-cell>
          <table:table-cell table:formula="of:=IF([.B95]&lt;&gt;&quot;&quot;;COUNTIF([Rollefordeling.$F$2:.$F$1001]; [.C$2]&amp;&quot;,&quot;&amp;[.$A95]);&quot;&quot;)">
            <text:p/>
          </table:table-cell>
          <table:table-cell table:formula="of:=IF([.C95]&lt;&gt;&quot;&quot;;COUNTIF([Rollefordeling.$F$2:.$F$1001]; [.D$2]&amp;&quot;,&quot;&amp;[.$A95]);&quot;&quot;)">
            <text:p/>
          </table:table-cell>
          <table:table-cell table:formula="of:=IF([.D95]&lt;&gt;&quot;&quot;;COUNTIF([Rollefordeling.$F$2:.$F$1001]; [.E$2]&amp;&quot;,&quot;&amp;[.$A95]);&quot;&quot;)">
            <text:p/>
          </table:table-cell>
        </table:table-row>
        <table:table-row table:style-name="ro1">
          <table:table-cell/>
          <table:table-cell table:formula="of:=IF([.A96]&lt;&gt;&quot;&quot;;COUNTIF([Rollefordeling.$F$2:.$F$1001]; [.B$2]&amp;&quot;,&quot;&amp;[.$A96]);&quot;&quot;)">
            <text:p/>
          </table:table-cell>
          <table:table-cell table:formula="of:=IF([.B96]&lt;&gt;&quot;&quot;;COUNTIF([Rollefordeling.$F$2:.$F$1001]; [.C$2]&amp;&quot;,&quot;&amp;[.$A96]);&quot;&quot;)">
            <text:p/>
          </table:table-cell>
          <table:table-cell table:formula="of:=IF([.C96]&lt;&gt;&quot;&quot;;COUNTIF([Rollefordeling.$F$2:.$F$1001]; [.D$2]&amp;&quot;,&quot;&amp;[.$A96]);&quot;&quot;)">
            <text:p/>
          </table:table-cell>
          <table:table-cell table:formula="of:=IF([.D96]&lt;&gt;&quot;&quot;;COUNTIF([Rollefordeling.$F$2:.$F$1001]; [.E$2]&amp;&quot;,&quot;&amp;[.$A96]);&quot;&quot;)">
            <text:p/>
          </table:table-cell>
        </table:table-row>
        <table:table-row table:style-name="ro1">
          <table:table-cell/>
          <table:table-cell table:formula="of:=IF([.A97]&lt;&gt;&quot;&quot;;COUNTIF([Rollefordeling.$F$2:.$F$1001]; [.B$2]&amp;&quot;,&quot;&amp;[.$A97]);&quot;&quot;)">
            <text:p/>
          </table:table-cell>
          <table:table-cell table:formula="of:=IF([.B97]&lt;&gt;&quot;&quot;;COUNTIF([Rollefordeling.$F$2:.$F$1001]; [.C$2]&amp;&quot;,&quot;&amp;[.$A97]);&quot;&quot;)">
            <text:p/>
          </table:table-cell>
          <table:table-cell table:formula="of:=IF([.C97]&lt;&gt;&quot;&quot;;COUNTIF([Rollefordeling.$F$2:.$F$1001]; [.D$2]&amp;&quot;,&quot;&amp;[.$A97]);&quot;&quot;)">
            <text:p/>
          </table:table-cell>
          <table:table-cell table:formula="of:=IF([.D97]&lt;&gt;&quot;&quot;;COUNTIF([Rollefordeling.$F$2:.$F$1001]; [.E$2]&amp;&quot;,&quot;&amp;[.$A97]);&quot;&quot;)">
            <text:p/>
          </table:table-cell>
        </table:table-row>
        <table:table-row table:style-name="ro1">
          <table:table-cell/>
          <table:table-cell table:formula="of:=IF([.A98]&lt;&gt;&quot;&quot;;COUNTIF([Rollefordeling.$F$2:.$F$1001]; [.B$2]&amp;&quot;,&quot;&amp;[.$A98]);&quot;&quot;)">
            <text:p/>
          </table:table-cell>
          <table:table-cell table:formula="of:=IF([.B98]&lt;&gt;&quot;&quot;;COUNTIF([Rollefordeling.$F$2:.$F$1001]; [.C$2]&amp;&quot;,&quot;&amp;[.$A98]);&quot;&quot;)">
            <text:p/>
          </table:table-cell>
          <table:table-cell table:formula="of:=IF([.C98]&lt;&gt;&quot;&quot;;COUNTIF([Rollefordeling.$F$2:.$F$1001]; [.D$2]&amp;&quot;,&quot;&amp;[.$A98]);&quot;&quot;)">
            <text:p/>
          </table:table-cell>
          <table:table-cell table:formula="of:=IF([.D98]&lt;&gt;&quot;&quot;;COUNTIF([Rollefordeling.$F$2:.$F$1001]; [.E$2]&amp;&quot;,&quot;&amp;[.$A98]);&quot;&quot;)">
            <text:p/>
          </table:table-cell>
        </table:table-row>
        <table:table-row table:style-name="ro1">
          <table:table-cell/>
          <table:table-cell table:formula="of:=IF([.A99]&lt;&gt;&quot;&quot;;COUNTIF([Rollefordeling.$F$2:.$F$1001]; [.B$2]&amp;&quot;,&quot;&amp;[.$A99]);&quot;&quot;)">
            <text:p/>
          </table:table-cell>
          <table:table-cell table:formula="of:=IF([.B99]&lt;&gt;&quot;&quot;;COUNTIF([Rollefordeling.$F$2:.$F$1001]; [.C$2]&amp;&quot;,&quot;&amp;[.$A99]);&quot;&quot;)">
            <text:p/>
          </table:table-cell>
          <table:table-cell table:formula="of:=IF([.C99]&lt;&gt;&quot;&quot;;COUNTIF([Rollefordeling.$F$2:.$F$1001]; [.D$2]&amp;&quot;,&quot;&amp;[.$A99]);&quot;&quot;)">
            <text:p/>
          </table:table-cell>
          <table:table-cell table:formula="of:=IF([.D99]&lt;&gt;&quot;&quot;;COUNTIF([Rollefordeling.$F$2:.$F$1001]; [.E$2]&amp;&quot;,&quot;&amp;[.$A99]);&quot;&quot;)">
            <text:p/>
          </table:table-cell>
        </table:table-row>
        <table:table-row table:style-name="ro1">
          <table:table-cell/>
          <table:table-cell table:formula="of:=IF([.A100]&lt;&gt;&quot;&quot;;COUNTIF([Rollefordeling.$F$2:.$F$1001]; [.B$2]&amp;&quot;,&quot;&amp;[.$A100]);&quot;&quot;)">
            <text:p/>
          </table:table-cell>
          <table:table-cell table:formula="of:=IF([.B100]&lt;&gt;&quot;&quot;;COUNTIF([Rollefordeling.$F$2:.$F$1001]; [.C$2]&amp;&quot;,&quot;&amp;[.$A100]);&quot;&quot;)">
            <text:p/>
          </table:table-cell>
          <table:table-cell table:formula="of:=IF([.C100]&lt;&gt;&quot;&quot;;COUNTIF([Rollefordeling.$F$2:.$F$1001]; [.D$2]&amp;&quot;,&quot;&amp;[.$A100]);&quot;&quot;)">
            <text:p/>
          </table:table-cell>
          <table:table-cell table:formula="of:=IF([.D100]&lt;&gt;&quot;&quot;;COUNTIF([Rollefordeling.$F$2:.$F$1001]; [.E$2]&amp;&quot;,&quot;&amp;[.$A100]);&quot;&quot;)">
            <text:p/>
          </table:table-cell>
        </table:table-row>
      </table:table>
      <table:named-expressions/>
      <table:database-ranges>
        <table:database-range table:name="__Anonymous_Sheet_DB__1" table:target-range-address="Revyister.A3:Revyister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7:19:43.532944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21:12:32.808293735</dc:date>
    <meta:editing-duration>PT3H57M5S</meta:editing-duration>
    <meta:editing-cycles>3</meta:editing-cycles>
    <meta:generator>LibreOffice/4.3.6.2$Linux_X86_64 LibreOffice_project/430m0$Build-2</meta:generator>
    <meta:document-statistic meta:table-count="2" meta:cell-count="652" meta:object-count="0"/>
  </office:meta>
</office:document-meta>
</file>